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9cm" fo:margin-left="0cm" table:align="left"/>
    </style:style>
    <style:style style:name="Table2.A" style:family="table-column">
      <style:table-column-properties style:column-width="0.9cm"/>
    </style:style>
    <style:style style:name="Table2.B" style:family="table-column">
      <style:table-column-properties style:column-width="3.498cm"/>
    </style:style>
    <style:style style:name="Table2.C" style:family="table-column">
      <style:table-column-properties style:column-width="2.198cm"/>
    </style:style>
    <style:style style:name="Table2.D" style:family="table-column">
      <style:table-column-properties style:column-width="2.312cm"/>
    </style:style>
    <style:style style:name="Table2.E" style:family="table-column">
      <style:table-column-properties style:column-width="2.085cm"/>
    </style:style>
    <style:style style:name="Table2.F" style:family="table-column">
      <style:table-column-properties style:column-width="2.2cm"/>
    </style:style>
    <style:style style:name="Table2.H" style:family="table-column">
      <style:table-column-properties style:column-width="2.219cm"/>
    </style:style>
    <style:style style:name="Table2.1" style:family="table-row">
      <style:table-row-properties style:min-row-height="0.706cm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H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587cm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H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8" style:family="table-row">
      <style:table-row-properties style:min-row-height="0.522cm"/>
    </style:style>
    <style:style style:name="Table2.33" style:family="table-row">
      <style:table-row-properties style:min-row-height="0.637cm"/>
    </style:style>
    <style:style style:name="Таблица1" style:family="table">
      <style:table-properties style:width="17.609cm" fo:margin-left="0cm" table:align="left"/>
    </style:style>
    <style:style style:name="Таблица1.A" style:family="table-column">
      <style:table-column-properties style:column-width="2.598cm"/>
    </style:style>
    <style:style style:name="Таблица1.B" style:family="table-column">
      <style:table-column-properties style:column-width="0.697cm"/>
    </style:style>
    <style:style style:name="Таблица1.C" style:family="table-column">
      <style:table-column-properties style:column-width="2.693cm"/>
    </style:style>
    <style:style style:name="Таблица1.D" style:family="table-column">
      <style:table-column-properties style:column-width="0.723cm"/>
    </style:style>
    <style:style style:name="Таблица1.E" style:family="table-column">
      <style:table-column-properties style:column-width="1.9cm"/>
    </style:style>
    <style:style style:name="Таблица1.F" style:family="table-column">
      <style:table-column-properties style:column-width="2.477cm"/>
    </style:style>
    <style:style style:name="Таблица1.G" style:family="table-column">
      <style:table-column-properties style:column-width="1.901cm"/>
    </style:style>
    <style:style style:name="Таблица1.H" style:family="table-column">
      <style:table-column-properties style:column-width="2.117cm"/>
    </style:style>
    <style:style style:name="Таблица1.I" style:family="table-column">
      <style:table-column-properties style:column-width="2.503cm"/>
    </style:style>
    <style:style style:name="Таблица1.A1" style:family="table-cell">
      <style:table-cell-properties fo:padding="0.097cm" fo:border="0.05pt solid #000000"/>
    </style:style>
    <style:style style:name="Таблица1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A2" style:family="table-cell">
      <style:table-cell-properties fo:padding="0.097cm" fo:border-left="0.05pt solid #000000" fo:border-right="none" fo:border-top="0.05pt solid #000000" fo:border-bottom="none"/>
    </style:style>
    <style:style style:name="Таблица1.B2" style:family="table-cell">
      <style:table-cell-properties fo:padding="0.097cm" fo:border-left="none" fo:border-right="0.05pt solid #000000" fo:border-top="0.05pt solid #000000" fo:border-bottom="none"/>
    </style:style>
    <style:style style:name="Таблица1.C2" style:family="table-cell">
      <style:table-cell-properties fo:padding="0.097cm" fo:border-left="0.05pt solid #000000" fo:border-right="none" fo:border-top="none" fo:border-bottom="none"/>
    </style:style>
    <style:style style:name="Таблица1.D2" style:family="table-cell">
      <style:table-cell-properties fo:padding="0.097cm" fo:border="none"/>
    </style:style>
    <style:style style:name="Таблица1.I2" style:family="table-cell">
      <style:table-cell-properties fo:padding="0.097cm" fo:border-left="0.05pt solid #000000" fo:border-right="0.05pt solid #000000" fo:border-top="none" fo:border-bottom="none"/>
    </style:style>
    <style:style style:name="Таблица1.B3" style:family="table-cell">
      <style:table-cell-properties fo:padding="0.097cm" fo:border-left="none" fo:border-right="0.05pt solid #000000" fo:border-top="none" fo:border-bottom="none"/>
    </style:style>
    <style:style style:name="Таблица1.H3" style:family="table-cell">
      <style:table-cell-properties fo:padding="0.097cm" fo:border-left="none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none" fo:border-right="0.05pt solid #000000" fo:border-top="none" fo:border-bottom="0.05pt solid #000000"/>
    </style:style>
    <style:style style:name="Таблица1.G4" style:family="table-cell">
      <style:table-cell-properties fo:padding="0.097cm" fo:border-left="none" fo:border-right="none" fo:border-top="0.05pt solid #000000" fo:border-bottom="none"/>
    </style:style>
    <style:style style:name="Таблица1.I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607cm" fo:margin-left="0cm" table:align="left" fo:background-color="transparent">
        <style:background-image/>
      </style:table-properties>
    </style:style>
    <style:style style:name="Таблица2.A" style:family="table-column">
      <style:table-column-properties style:column-width="0.688cm"/>
    </style:style>
    <style:style style:name="Таблица2.B" style:family="table-column">
      <style:table-column-properties style:column-width="3.413cm"/>
    </style:style>
    <style:style style:name="Таблица2.C" style:family="table-column">
      <style:table-column-properties style:column-width="0.9cm"/>
    </style:style>
    <style:style style:name="Таблица2.Q" style:family="table-column">
      <style:table-column-properties style:column-width="0.912cm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fo:padding="0.049cm" fo:border="0.05pt solid #000000" style:writing-mode="page"/>
    </style:style>
    <style:style style:name="Таблица2.2" style:family="table-row">
      <style:table-row-properties style:min-row-height="3.036cm" fo:background-color="transparent">
        <style:background-image/>
      </style:table-row-properties>
    </style:style>
    <style:style style:name="Таблица2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F2" style:family="table-cell">
      <style:table-cell-properties fo:background-color="#ffff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.Q2" style:family="table-cell">
      <style:table-cell-properties fo:background-color="#ffff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2.3" style:family="table-row">
      <style:table-row-properties fo:background-color="transparent">
        <style:background-image/>
      </style:table-row-properties>
    </style:style>
    <style:style style:name="Таблица2.4" style:family="table-row">
      <style:table-row-properties fo:background-color="transparent">
        <style:background-image/>
      </style:table-row-properties>
    </style:style>
    <style:style style:name="Таблица2.5" style:family="table-row">
      <style:table-row-properties fo:background-color="transparent">
        <style:background-image/>
      </style:table-row-properties>
    </style:style>
    <style:style style:name="Таблица2.6" style:family="table-row">
      <style:table-row-properties fo:background-color="transparent">
        <style:background-image/>
      </style:table-row-properties>
    </style:style>
    <style:style style:name="Таблица2.7" style:family="table-row">
      <style:table-row-properties fo:background-color="transparent">
        <style:background-image/>
      </style:table-row-properties>
    </style:style>
    <style:style style:name="Таблица2.8" style:family="table-row">
      <style:table-row-properties fo:background-color="transparent">
        <style:background-image/>
      </style:table-row-properties>
    </style:style>
    <style:style style:name="Таблица2.9" style:family="table-row">
      <style:table-row-properties fo:background-color="transparent">
        <style:background-image/>
      </style:table-row-properties>
    </style:style>
    <style:style style:name="Таблица2.10" style:family="table-row">
      <style:table-row-properties fo:background-color="transparent">
        <style:background-image/>
      </style:table-row-properties>
    </style:style>
    <style:style style:name="Таблица2.11" style:family="table-row">
      <style:table-row-properties fo:background-color="transparent">
        <style:background-image/>
      </style:table-row-properties>
    </style:style>
    <style:style style:name="Таблица2.12" style:family="table-row">
      <style:table-row-properties fo:background-color="transparent">
        <style:background-image/>
      </style:table-row-properties>
    </style:style>
    <style:style style:name="Таблица2.13" style:family="table-row">
      <style:table-row-properties fo:background-color="transparent">
        <style:background-image/>
      </style:table-row-properties>
    </style:style>
    <style:style style:name="Таблица2.14" style:family="table-row">
      <style:table-row-properties fo:background-color="transparent">
        <style:background-image/>
      </style:table-row-properties>
    </style:style>
    <style:style style:name="Таблица2.15" style:family="table-row">
      <style:table-row-properties fo:background-color="transparent">
        <style:background-image/>
      </style:table-row-properties>
    </style:style>
    <style:style style:name="Таблица2.16" style:family="table-row">
      <style:table-row-properties fo:background-color="transparent">
        <style:background-image/>
      </style:table-row-properties>
    </style:style>
    <style:style style:name="Таблица2.17" style:family="table-row">
      <style:table-row-properties fo:background-color="transparent">
        <style:background-image/>
      </style:table-row-properties>
    </style:style>
    <style:style style:name="Таблица3" style:family="table">
      <style:table-properties style:width="9.499cm" table:align="left" fo:background-color="transparent">
        <style:background-image/>
      </style:table-properties>
    </style:style>
    <style:style style:name="Таблица3.A" style:family="table-column">
      <style:table-column-properties style:column-width="2.408cm"/>
    </style:style>
    <style:style style:name="Таблица3.B" style:family="table-column">
      <style:table-column-properties style:column-width="1.085cm"/>
    </style:style>
    <style:style style:name="Таблица3.C" style:family="table-column">
      <style:table-column-properties style:column-width="0.9cm"/>
    </style:style>
    <style:style style:name="Таблица3.H" style:family="table-column">
      <style:table-column-properties style:column-width="1.508cm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C1" style:family="table-cell">
      <style:table-cell-properties fo:padding="0.049cm" fo:border="0.05pt solid #000000" style:writing-mode="page"/>
    </style:style>
    <style:style style:name="Таблица3.2" style:family="table-row">
      <style:table-row-properties style:min-row-height="3.036cm" fo:background-color="transparent">
        <style:background-image/>
      </style:table-row-properties>
    </style:style>
    <style:style style:name="Таблица3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H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.3" style:family="table-row">
      <style:table-row-properties fo:background-color="transparent">
        <style:background-image/>
      </style:table-row-properties>
    </style:style>
    <style:style style:name="Таблица3.4" style:family="table-row">
      <style:table-row-properties fo:background-color="transparent">
        <style:background-image/>
      </style:table-row-properties>
    </style:style>
    <style:style style:name="Таблица3.5" style:family="table-row">
      <style:table-row-properties fo:background-color="transparent">
        <style:background-image/>
      </style:table-row-properties>
    </style:style>
    <style:style style:name="Таблица3.6" style:family="table-row">
      <style:table-row-properties fo:background-color="transparent">
        <style:background-image/>
      </style:table-row-properties>
    </style:style>
    <style:style style:name="Таблица3.7" style:family="table-row">
      <style:table-row-properties fo:background-color="transparent">
        <style:background-image/>
      </style:table-row-properties>
    </style:style>
    <style:style style:name="Таблица3.8" style:family="table-row">
      <style:table-row-properties fo:background-color="transparent">
        <style:background-image/>
      </style:table-row-properties>
    </style:style>
    <style:style style:name="Таблица3.9" style:family="table-row">
      <style:table-row-properties fo:background-color="transparent">
        <style:background-image/>
      </style:table-row-properties>
    </style:style>
    <style:style style:name="Таблица3.10" style:family="table-row">
      <style:table-row-properties fo:background-color="transparent">
        <style:background-image/>
      </style:table-row-properties>
    </style:style>
    <style:style style:name="Таблица3.11" style:family="table-row">
      <style:table-row-properties fo:background-color="transparent">
        <style:background-image/>
      </style:table-row-properties>
    </style:style>
    <style:style style:name="Таблица3.12" style:family="table-row">
      <style:table-row-properties fo:background-color="transparent">
        <style:background-image/>
      </style:table-row-properties>
    </style:style>
    <style:style style:name="Таблица3.13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text-properties fo:font-size="14pt" fo:language="ru" fo:country="RU" style:font-size-asian="14pt" style:font-size-complex="14pt"/>
    </style:style>
    <style:style style:name="P2" style:family="paragraph" style:parent-style-name="Table_20_Contents">
      <style:text-properties fo:font-size="14pt" fo:language="ru" fo:country="RU" officeooo:rsid="00105e8e" officeooo:paragraph-rsid="00105e8e" style:font-size-asian="14pt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14d2c1" officeooo:paragraph-rsid="0014d2c1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14d2c1" officeooo:paragraph-rsid="0014d2c1" style:font-size-asian="14pt" style:font-size-complex="14pt"/>
    </style:style>
    <style:style style:name="P6" style:family="paragraph" style:parent-style-name="Table_20_Contents">
      <style:text-properties fo:font-size="14pt" officeooo:rsid="00155e1b" officeooo:paragraph-rsid="00155e1b" style:font-size-asian="14pt" style:font-size-complex="14pt"/>
    </style:style>
    <style:style style:name="P7" style:family="paragraph" style:parent-style-name="Table_20_Contents">
      <style:text-properties fo:font-size="14pt" officeooo:rsid="00161b13" officeooo:paragraph-rsid="00161b13" style:font-size-asian="14pt" style:font-size-complex="14pt"/>
    </style:style>
    <style:style style:name="P8" style:family="paragraph" style:parent-style-name="Table_20_Contents">
      <style:text-properties fo:font-size="14pt" officeooo:rsid="00179b74" officeooo:paragraph-rsid="00179b74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179b74" officeooo:paragraph-rsid="00179b74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officeooo:paragraph-rsid="0014d2c1" style:font-size-asian="14pt" style:font-size-complex="14pt"/>
    </style:style>
    <style:style style:name="P12" style:family="paragraph" style:parent-style-name="Table_20_Contents">
      <style:text-properties fo:font-size="14pt" officeooo:rsid="00197121" officeooo:paragraph-rsid="00197121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197121" officeooo:paragraph-rsid="00197121" style:font-size-asian="14pt" style:font-size-complex="14pt"/>
    </style:style>
    <style:style style:name="P14" style:family="paragraph" style:parent-style-name="Table_20_Contents">
      <style:text-properties fo:font-size="14pt" officeooo:rsid="001a2791" officeooo:paragraph-rsid="001a2791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a2791" officeooo:paragraph-rsid="001a2791" style:font-size-asian="14pt" style:font-size-complex="14pt"/>
    </style:style>
    <style:style style:name="P16" style:family="paragraph" style:parent-style-name="Table_20_Contents">
      <style:text-properties fo:font-size="14pt" officeooo:paragraph-rsid="001a279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dc19d" officeooo:paragraph-rsid="001dc19d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dc19d" officeooo:paragraph-rsid="00232097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1dc19d" officeooo:paragraph-rsid="00243bdd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paragraph-rsid="00243bdd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223b8c" officeooo:paragraph-rsid="00223b8c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223b8c" officeooo:paragraph-rsid="00243bdd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232097" officeooo:paragraph-rsid="00232097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25d342" officeooo:paragraph-rsid="0025d342" style:font-size-asian="14pt" style:font-size-complex="14pt"/>
    </style:style>
    <style:style style:name="P26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text-properties fo:font-size="14pt" fo:font-weight="bold" officeooo:paragraph-rsid="0014d2c1" style:font-size-asian="14pt" style:font-weight-asian="bold" style:font-size-complex="14pt" style:font-weight-complex="bold"/>
    </style:style>
    <style:style style:name="P28" style:family="paragraph" style:parent-style-name="Table_20_Contents">
      <style:text-properties fo:font-size="14pt" fo:font-weight="bold" officeooo:rsid="00155e1b" officeooo:paragraph-rsid="00155e1b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fo:font-size="14pt" fo:font-weight="bold" officeooo:rsid="0014d2c1" officeooo:paragraph-rsid="0014d2c1" style:font-size-asian="14pt" style:font-weight-asian="bold" style:font-size-complex="14pt" style:font-weight-complex="bold"/>
    </style:style>
    <style:style style:name="P30" style:family="paragraph" style:parent-style-name="Table_20_Contents">
      <style:text-properties fo:font-size="14pt" fo:font-weight="bold" officeooo:rsid="00179b74" officeooo:paragraph-rsid="00179b74" style:font-size-asian="14pt" style:font-weight-asian="bold" style:font-size-complex="14pt" style:font-weight-complex="bold"/>
    </style:style>
    <style:style style:name="P31" style:family="paragraph" style:parent-style-name="Table_20_Contents">
      <style:text-properties fo:font-size="14pt" fo:font-weight="bold" officeooo:rsid="00197121" officeooo:paragraph-rsid="00197121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fo:font-size="14pt" fo:font-weight="bold" officeooo:rsid="001a2791" officeooo:paragraph-rsid="001a2791" style:font-size-asian="14pt" style:font-weight-asian="bold" style:font-size-complex="14pt" style:font-weight-complex="bold"/>
    </style:style>
    <style:style style:name="P33" style:family="paragraph" style:parent-style-name="Table_20_Contents">
      <style:text-properties fo:font-size="14pt" fo:font-weight="bold" officeooo:rsid="00161b13" officeooo:paragraph-rsid="00161b13" style:font-size-asian="14pt" style:font-weight-asian="bold" style:font-size-complex="14pt" style:font-weight-complex="bold"/>
    </style:style>
    <style:style style:name="P34" style:family="paragraph" style:parent-style-name="Table_20_Contents">
      <style:text-properties fo:font-size="14pt" fo:font-weight="bold" officeooo:rsid="001bcd61" officeooo:paragraph-rsid="001bcd61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normal" officeooo:rsid="001bcd61" officeooo:paragraph-rsid="001bcd61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normal" officeooo:rsid="001bcd61" officeooo:paragraph-rsid="00243bdd" style:font-size-asian="14pt" style:font-weight-asian="normal" style:font-size-complex="14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normal" officeooo:rsid="00232097" officeooo:paragraph-rsid="00232097" style:font-size-asian="14pt" style:font-weight-asian="normal" style:font-size-complex="14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4pt" fo:font-weight="normal" officeooo:rsid="00232097" officeooo:paragraph-rsid="00243bdd" style:font-size-asian="14pt" style:font-weight-asian="normal" style:font-size-complex="14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4pt" fo:font-weight="normal" officeooo:rsid="001a2791" officeooo:paragraph-rsid="001a2791" style:font-size-asian="14pt" style:font-weight-asian="normal" style:font-size-complex="14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4pt" fo:font-weight="normal" officeooo:rsid="001a2791" officeooo:paragraph-rsid="00243bdd" style:font-size-asian="14pt" style:font-weight-asian="normal" style:font-size-complex="14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4pt" fo:font-weight="normal" officeooo:rsid="00197121" officeooo:paragraph-rsid="00197121" style:font-size-asian="14pt" style:font-weight-asian="normal" style:font-size-complex="14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4pt" fo:font-weight="normal" officeooo:rsid="00197121" officeooo:paragraph-rsid="00243bdd" style:font-size-asian="14pt" style:font-weight-asian="normal" style:font-size-complex="14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4pt" fo:font-weight="normal" officeooo:rsid="00179b74" officeooo:paragraph-rsid="00179b74" style:font-size-asian="14pt" style:font-weight-asian="normal" style:font-size-complex="14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4pt" fo:font-weight="normal" officeooo:rsid="00179b74" officeooo:paragraph-rsid="00243bdd" style:font-size-asian="14pt" style:font-weight-asian="normal" style:font-size-complex="14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4pt" fo:font-weight="normal" officeooo:rsid="0025d342" officeooo:paragraph-rsid="0025d342" style:font-size-asian="14pt" style:font-weight-asian="normal" style:font-size-complex="14pt" style:font-weight-complex="normal"/>
    </style:style>
    <style:style style:name="P46" style:family="paragraph" style:parent-style-name="Table_20_Contents">
      <style:text-properties fo:font-variant="normal" fo:text-transform="none" fo:color="#000000" loext:opacity="100%" fo:font-size="14pt" fo:letter-spacing="normal" officeooo:rsid="0014d2c1" officeooo:paragraph-rsid="0014d2c1" style:font-size-asian="14pt" style:font-size-complex="14pt"/>
    </style:style>
    <style:style style:name="P47" style:family="paragraph" style:parent-style-name="Table_20_Contents">
      <style:text-properties fo:font-variant="normal" fo:text-transform="none" fo:color="#000000" loext:opacity="100%" fo:font-size="14pt" fo:letter-spacing="normal" fo:font-weight="bold" officeooo:rsid="0014d2c1" officeooo:paragraph-rsid="0014d2c1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3pt" fo:language="ru" fo:country="RU" officeooo:rsid="0010c7ee" officeooo:paragraph-rsid="0010c7ee" style:font-size-asian="13pt" style:font-size-complex="13pt"/>
    </style:style>
    <style:style style:name="P49" style:family="paragraph" style:parent-style-name="Table_20_Contents">
      <style:paragraph-properties fo:text-align="center" style:justify-single-word="false"/>
      <style:text-properties fo:font-size="13pt" fo:language="ru" fo:country="RU" officeooo:paragraph-rsid="00105e8e" style:font-size-asian="13pt" style:font-size-complex="13pt"/>
    </style:style>
    <style:style style:name="P50" style:family="paragraph" style:parent-style-name="Table_20_Contents">
      <style:paragraph-properties fo:text-align="center" style:justify-single-word="false"/>
      <style:text-properties fo:font-size="13pt" fo:language="ru" fo:country="RU" officeooo:rsid="00105e8e" officeooo:paragraph-rsid="00105e8e" style:font-size-asian="13pt" style:font-size-complex="13pt"/>
    </style:style>
    <style:style style:name="P51" style:family="paragraph" style:parent-style-name="Table_20_Contents">
      <style:text-properties style:text-position="0% 100%" fo:font-size="14pt" fo:font-weight="bold" officeooo:rsid="001a2791" officeooo:paragraph-rsid="001a2791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language="ru" fo:country="RU" fo:font-weight="bold" officeooo:rsid="0014d2c1" officeooo:paragraph-rsid="0014d2c1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4pt" officeooo:rsid="00232097" officeooo:paragraph-rsid="00232097" style:font-size-asian="14pt" style:font-size-complex="14pt"/>
    </style:style>
    <style:style style:name="P54" style:family="paragraph" style:parent-style-name="Standard">
      <style:text-properties fo:font-size="14pt" fo:font-weight="bold" officeooo:rsid="00243bdd" officeooo:paragraph-rsid="00243bdd" style:font-size-asian="12.25pt" style:font-weight-asian="bold" style:font-size-complex="14pt" style:font-weight-complex="bold"/>
    </style:style>
    <style:style style:name="P55" style:family="paragraph" style:parent-style-name="Standard">
      <style:text-properties fo:font-size="14pt" fo:font-weight="bold" officeooo:rsid="002e2209" officeooo:paragraph-rsid="002e2209" style:font-size-asian="12.25pt" style:font-weight-asian="bold" style:font-size-complex="14pt" style:font-weight-complex="bold"/>
    </style:style>
    <style:style style:name="P56" style:family="paragraph" style:parent-style-name="Standard">
      <style:text-properties fo:font-size="14pt" fo:font-weight="normal" officeooo:rsid="002fda84" officeooo:paragraph-rsid="002fda84" style:font-size-asian="14pt" style:font-weight-asian="normal" style:font-size-complex="14pt" style:font-weight-complex="normal"/>
    </style:style>
    <style:style style:name="P57" style:family="paragraph" style:parent-style-name="Standard">
      <style:text-properties fo:font-size="14pt" fo:font-weight="normal" officeooo:rsid="002e2209" officeooo:paragraph-rsid="002e2209" style:font-size-asian="12.25pt" style:font-weight-asian="normal" style:font-size-complex="14pt" style:font-weight-complex="normal"/>
    </style:style>
    <style:style style:name="P58" style:family="paragraph" style:parent-style-name="Standard">
      <style:text-properties fo:font-size="14pt" fo:font-weight="normal" officeooo:rsid="0028da10" officeooo:paragraph-rsid="0028da10" style:font-size-asian="12.25pt" style:font-weight-asian="normal" style:font-size-complex="14pt" style:font-weight-complex="normal"/>
    </style:style>
    <style:style style:name="P59" style:family="paragraph" style:parent-style-name="Standard">
      <style:text-properties fo:font-variant="normal" fo:text-transform="none" fo:color="#000000" loext:opacity="100%" style:text-position="sub 58%" fo:font-size="14pt" fo:letter-spacing="normal" fo:language="ru" fo:country="RU" officeooo:rsid="0012716b" officeooo:paragraph-rsid="0012716b" style:font-size-asian="14pt" style:font-size-complex="14pt"/>
    </style:style>
    <style:style style:name="P60" style:family="paragraph" style:parent-style-name="Standard">
      <style:text-properties fo:font-variant="normal" fo:text-transform="none" fo:color="#000000" loext:opacity="100%" style:text-position="0% 100%" fo:font-size="14pt" fo:letter-spacing="normal" fo:language="ru" fo:country="RU" fo:font-weight="bold" officeooo:rsid="0014d2c1" officeooo:paragraph-rsid="0014d2c1" style:font-size-asian="14pt" style:font-weight-asian="bold" style:font-size-complex="14pt" style:font-weight-complex="bold"/>
    </style:style>
    <style:style style:name="P61" style:family="paragraph" style:parent-style-name="Standard">
      <style:text-properties fo:font-variant="normal" fo:text-transform="none" fo:color="#000000" loext:opacity="100%" style:text-position="0% 100%" fo:font-size="14pt" fo:letter-spacing="normal" fo:language="ru" fo:country="RU" fo:font-weight="bold" officeooo:rsid="001dc19d" officeooo:paragraph-rsid="001dc19d" style:font-size-asian="14pt" style:font-weight-asian="bold" style:font-size-complex="14pt" style:font-weight-complex="bold"/>
    </style:style>
    <style:style style:name="P62" style:family="paragraph" style:parent-style-name="Standard">
      <style:text-properties fo:font-variant="normal" fo:text-transform="none" fo:color="#000000" loext:opacity="100%" style:text-position="0% 100%" fo:font-size="14pt" fo:letter-spacing="normal" fo:language="ru" fo:country="RU" fo:font-weight="normal" officeooo:rsid="001dc19d" officeooo:paragraph-rsid="001dc19d" style:font-size-asian="14pt" style:font-weight-asian="normal" style:font-size-complex="14pt" style:font-weight-complex="normal"/>
    </style:style>
    <style:style style:name="P63" style:family="paragraph" style:parent-style-name="Standard">
      <style:text-properties officeooo:paragraph-rsid="00243bdd"/>
    </style:style>
    <style:style style:name="P64" style:family="paragraph" style:parent-style-name="Standard">
      <style:text-properties officeooo:rsid="0025d342" officeooo:paragraph-rsid="0025d342"/>
    </style:style>
    <style:style style:name="P65" style:family="paragraph" style:parent-style-name="Table_20_Contents">
      <style:paragraph-properties fo:text-align="center" style:justify-single-word="false"/>
      <style:text-properties fo:font-size="14pt" fo:font-weight="normal" officeooo:rsid="00197121" officeooo:paragraph-rsid="00179b74" style:font-size-asian="14pt" style:font-weight-asian="normal" style:font-size-complex="14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size="14pt" fo:font-weight="normal" officeooo:rsid="00197121" officeooo:paragraph-rsid="00243bdd" style:font-size-asian="14pt" style:font-weight-asian="normal" style:font-size-complex="14pt" style:font-weight-complex="normal"/>
    </style:style>
    <style:style style:name="P67" style:family="paragraph" style:parent-style-name="Standard">
      <style:text-properties fo:font-size="14pt" fo:font-weight="normal" officeooo:rsid="0025d342" officeooo:paragraph-rsid="0025d342" style:font-size-asian="12.25pt" style:font-weight-asian="normal" style:font-size-complex="14pt" style:font-weight-complex="normal"/>
    </style:style>
    <style:style style:name="P68" style:family="paragraph" style:parent-style-name="Standard">
      <style:text-properties fo:font-size="14pt" fo:font-weight="normal" officeooo:rsid="0028da10" officeooo:paragraph-rsid="002fda84" style:font-size-asian="12.25pt" style:font-weight-asian="normal" style:font-size-complex="14pt" style:font-weight-complex="normal"/>
    </style:style>
    <style:style style:name="P69" style:family="paragraph" style:parent-style-name="Standard">
      <style:text-properties fo:font-size="14pt" fo:font-weight="normal" officeooo:rsid="002e2209" officeooo:paragraph-rsid="002e2209" style:font-size-asian="14pt" style:font-weight-asian="normal" style:font-size-complex="14pt" style:font-weight-complex="normal"/>
    </style:style>
    <style:style style:name="P70" style:family="paragraph" style:parent-style-name="Standard">
      <style:text-properties fo:font-size="14pt" fo:font-weight="normal" officeooo:rsid="002e6d34" officeooo:paragraph-rsid="002e6d34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size="14pt" fo:language="ru" fo:country="RU" officeooo:rsid="0010c7ee" style:font-size-asian="14pt" style:font-size-complex="14pt"/>
    </style:style>
    <style:style style:name="P72" style:family="paragraph" style:parent-style-name="Standard">
      <style:text-properties fo:font-size="14pt" fo:font-weight="bold" officeooo:rsid="0028da10" officeooo:paragraph-rsid="0028da10" style:font-size-asian="12.25pt" style:font-weight-asian="bold" style:font-size-complex="14pt" style:font-weight-complex="bold"/>
    </style:style>
    <style:style style:name="P73" style:family="paragraph" style:parent-style-name="Standard">
      <style:text-properties fo:font-variant="normal" fo:text-transform="none" fo:color="#000000" loext:opacity="100%" style:text-position="0% 100%" fo:font-size="14pt" fo:letter-spacing="normal" fo:language="ru" fo:country="RU" officeooo:rsid="0013d67d" officeooo:paragraph-rsid="0013d67d" style:font-size-asian="14pt" style:font-size-complex="14pt"/>
    </style:style>
    <style:style style:name="P74" style:family="paragraph" style:parent-style-name="Standard">
      <style:text-properties fo:font-variant="normal" fo:text-transform="none" fo:color="#000000" loext:opacity="100%" style:text-position="0% 100%" fo:font-size="14pt" fo:letter-spacing="normal" fo:language="ru" fo:country="RU" fo:font-weight="bold" officeooo:rsid="001dc19d" officeooo:paragraph-rsid="001dc19d" style:font-size-asian="14pt" style:font-weight-asian="bold" style:font-size-complex="14pt" style:font-weight-complex="bold"/>
    </style:style>
    <style:style style:name="P75" style:family="paragraph" style:parent-style-name="Standard">
      <style:text-properties fo:font-variant="normal" fo:text-transform="none" fo:color="#000000" loext:opacity="100%" style:text-position="0% 100%" fo:font-size="14pt" fo:letter-spacing="normal" fo:language="ru" fo:country="RU" fo:font-weight="normal" officeooo:rsid="00232097" officeooo:paragraph-rsid="0031b24a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break-before="page"/>
      <style:text-properties fo:font-size="14pt" fo:font-weight="bold" officeooo:rsid="0028da10" officeooo:paragraph-rsid="002fda84" style:font-size-asian="12.25pt" style:font-weight-asian="bold" style:font-size-complex="14pt" style:font-weight-complex="bold"/>
    </style:style>
    <style:style style:name="P77" style:family="paragraph" style:parent-style-name="Standard">
      <style:paragraph-properties fo:break-before="page"/>
      <style:text-properties fo:font-variant="normal" fo:text-transform="none" fo:color="#000000" loext:opacity="100%" style:text-position="0% 100%" fo:font-size="14pt" fo:letter-spacing="normal" fo:language="ru" fo:country="RU" officeooo:rsid="0014d2c1" officeooo:paragraph-rsid="0014d2c1" style:font-size-asian="14pt" style:font-size-complex="14pt"/>
    </style:style>
    <style:style style:name="P78" style:family="paragraph" style:parent-style-name="Standard">
      <style:paragraph-properties fo:break-before="page"/>
      <style:text-properties fo:font-variant="normal" fo:text-transform="none" fo:color="#000000" loext:opacity="100%" style:text-position="0% 100%" fo:font-size="14pt" fo:letter-spacing="normal" fo:language="ru" fo:country="RU" fo:font-weight="bold" officeooo:rsid="001dc19d" officeooo:paragraph-rsid="001dc19d" style:font-size-asian="14pt" style:font-weight-asian="bold" style:font-size-complex="14pt" style:font-weight-complex="bold"/>
    </style:style>
    <style:style style:name="P79" style:family="paragraph" style:parent-style-name="Standard">
      <style:paragraph-properties fo:break-before="page"/>
      <style:text-properties fo:font-variant="normal" fo:text-transform="none" fo:color="#000000" loext:opacity="100%" style:text-position="0% 100%" fo:font-size="14pt" fo:letter-spacing="normal" fo:language="ru" fo:country="RU" fo:font-weight="normal" officeooo:rsid="00232097" officeooo:paragraph-rsid="0031b24a" style:font-size-asian="14pt" style:font-weight-asian="normal" style:font-size-complex="14pt" style:font-weight-complex="normal"/>
    </style:style>
    <style:style style:name="P80" style:family="paragraph" style:parent-style-name="Text_20_body">
      <style:paragraph-properties fo:text-align="center" style:justify-single-word="false" fo:break-before="page"/>
      <style:text-properties officeooo:paragraph-rsid="0031b24a"/>
    </style:style>
    <style:style style:name="P81" style:family="paragraph" style:parent-style-name="Text_20_body">
      <style:paragraph-properties fo:text-align="center" style:justify-single-word="false"/>
      <style:text-properties fo:font-size="14pt" officeooo:rsid="0031b24a" officeooo:paragraph-rsid="0031b24a" style:font-size-asian="12.25pt" style:font-size-complex="14pt"/>
    </style:style>
    <style:style style:name="P82" style:family="paragraph" style:parent-style-name="Text_20_body">
      <style:paragraph-properties fo:text-align="end" style:justify-single-word="false"/>
      <style:text-properties fo:font-size="14pt" officeooo:rsid="0031b24a" officeooo:paragraph-rsid="0031b24a" style:font-size-asian="12.25pt" style:font-size-complex="14pt"/>
    </style:style>
    <style:style style:name="P83" style:family="paragraph" style:parent-style-name="Text_20_body">
      <style:paragraph-properties fo:text-align="center" style:justify-single-word="false"/>
      <style:text-properties fo:font-size="18pt" officeooo:rsid="0031b24a" officeooo:paragraph-rsid="0031b24a" style:font-size-asian="15.75pt" style:font-size-complex="18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05e8e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4d2c1"/>
    </style:style>
    <style:style style:name="T5" style:family="text">
      <style:text-properties style:text-position="0% 100%" fo:font-weight="bold" officeooo:rsid="001a2791" style:font-weight-asian="bold" style:font-weight-complex="bold"/>
    </style:style>
    <style:style style:name="T6" style:family="text">
      <style:text-properties style:text-position="0% 100%" officeooo:rsid="001a2791"/>
    </style:style>
    <style:style style:name="T7" style:family="text">
      <style:text-properties officeooo:rsid="0010c7ee"/>
    </style:style>
    <style:style style:name="T8" style:family="text">
      <style:text-properties fo:font-variant="normal" fo:text-transform="none" fo:color="#000000" loext:opacity="100%" style:text-position="0% 100%" fo:letter-spacing="normal"/>
    </style:style>
    <style:style style:name="T9" style:family="text">
      <style:text-properties fo:font-variant="normal" fo:text-transform="none" fo:color="#000000" loext:opacity="100%" fo:letter-spacing="normal" officeooo:rsid="0014d2c1"/>
    </style:style>
    <style:style style:name="T10" style:family="text">
      <style:text-properties fo:font-variant="normal" fo:text-transform="none" fo:color="#000000" loext:opacity="100%" fo:letter-spacing="normal" officeooo:rsid="00155e1b"/>
    </style:style>
    <style:style style:name="T11" style:family="text">
      <style:text-properties officeooo:rsid="0014d2c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a2791" style:font-weight-asian="bold" style:font-weight-complex="bold"/>
    </style:style>
    <style:style style:name="T14" style:family="text">
      <style:text-properties fo:font-weight="bold" officeooo:rsid="00238fe3" style:font-weight-asian="bold" style:font-weight-complex="bold"/>
    </style:style>
    <style:style style:name="T15" style:family="text">
      <style:text-properties style:text-position="super 58%"/>
    </style:style>
    <style:style style:name="T16" style:family="text">
      <style:text-properties style:text-position="super 58%" officeooo:rsid="0014d2c1"/>
    </style:style>
    <style:style style:name="T17" style:family="text">
      <style:text-properties style:text-position="super 58%" fo:font-weight="bold" officeooo:rsid="001a2791" style:font-weight-asian="bold" style:font-weight-complex="bold"/>
    </style:style>
    <style:style style:name="T18" style:family="text">
      <style:text-properties officeooo:rsid="00155e1b"/>
    </style:style>
    <style:style style:name="T19" style:family="text">
      <style:text-properties officeooo:rsid="00161b13"/>
    </style:style>
    <style:style style:name="T20" style:family="text">
      <style:text-properties officeooo:rsid="00197121"/>
    </style:style>
    <style:style style:name="T21" style:family="text">
      <style:text-properties officeooo:rsid="00105e8e"/>
    </style:style>
    <style:style style:name="T22" style:family="text">
      <style:text-properties officeooo:rsid="0023209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style:font-size-asian="14pt" style:font-weight-asian="normal" style:font-weight-complex="normal"/>
    </style:style>
    <style:style style:name="T25" style:family="text">
      <style:text-properties officeooo:rsid="0031b24a"/>
    </style:style>
    <style:style style:name="T26" style:family="text">
      <style:text-properties fo:font-size="14pt" officeooo:rsid="0031b24a" style:font-size-asian="12.25pt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text:span text:style-name="T26">Национальный Исследовательский Университет</text:span></text:p>
      <text:p text:style-name="P81">Информационных Технологий Механики и Оптики</text:p>
      <text:p text:style-name="P81"/>
      <text:p text:style-name="P81"/>
      <text:p text:style-name="P81"/>
      <text:p text:style-name="P81"/>
      <text:p text:style-name="P81"/>
      <text:p text:style-name="P81"/>
      <text:p text:style-name="P83">Курсовая работа по дискретной математике</text:p>
      <text:p text:style-name="P83">«Синтез комбинационных схем»</text:p>
      <text:p text:style-name="P83"/>
      <text:p text:style-name="P82"/>
      <text:p text:style-name="P82"/>
      <text:p text:style-name="P82"/>
      <text:p text:style-name="P82">Выполнил:</text:p>
      <text:p text:style-name="P82">обучающийся Р3110</text:p>
      <text:p text:style-name="P82">Бавыкин Роман</text:p>
      <text:p text:style-name="P82">Преподаватель:</text:p>
      <text:p text:style-name="P82">Поляков Владимир Иванович</text:p>
      <text:p text:style-name="P82"/>
      <text:p text:style-name="P82"/>
      <text:p text:style-name="P82"/>
      <text:p text:style-name="P82"/>
      <text:p text:style-name="P82"/>
      <text:p text:style-name="P81">Санкт-Петербург</text:p>
      <text:p text:style-name="P81">2020 г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Условия, при которых f=1</text:p>
          </table:table-cell>
          <table:table-cell table:style-name="Table1.B1" office:value-type="string">
            <text:p text:style-name="P2">Условия, при которых f=d</text:p>
          </table:table-cell>
        </table:table-row>
        <table:table-row>
          <table:table-cell table:style-name="Table1.A2" office:value-type="string">
            <text:p text:style-name="P1">2≤|x<text:span text:style-name="T1">1</text:span>x<text:span text:style-name="T1">2</text:span>x<text:span text:style-name="T1">5</text:span>-x<text:span text:style-name="T2">3</text:span>x<text:span text:style-name="T1">4</text:span>|≤4</text:p>
          </table:table-cell>
          <table:table-cell table:style-name="Table1.B2" office:value-type="string">
            <text:p text:style-name="P1">|x<text:span text:style-name="T1">1</text:span>x<text:span text:style-name="T1">2</text:span>x<text:span text:style-name="T1">5</text:span>-x<text:span text:style-name="T1">3</text:span>x<text:span text:style-name="T1">4</text:span><text:span text:style-name="T3">|</text:span>=5</text:p>
          </table:table-cell>
        </table:table-row>
      </table:table>
      <text:p text:style-name="P52">Составление таблицы истинности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C"/>
        <table:table-column table:style-name="Table2.H"/>
        <table:table-row table:style-name="Table2.1">
          <table:table-cell table:style-name="Table2.A1" office:value-type="string">
            <text:p text:style-name="P50">N</text:p>
          </table:table-cell>
          <table:table-cell table:style-name="Table2.A1" office:value-type="string">
            <text:p text:style-name="P50">X<text:span text:style-name="T1">1</text:span><text:span text:style-name="T3">X</text:span><text:span text:style-name="T1">2</text:span><text:span text:style-name="T3">X</text:span><text:span text:style-name="T1">3</text:span><text:span text:style-name="T3">X</text:span><text:span text:style-name="T1">4</text:span><text:span text:style-name="T3">X</text:span><text:span text:style-name="T1">5</text:span></text:p>
          </table:table-cell>
          <table:table-cell table:style-name="Table2.A1" office:value-type="string">
            <text:p text:style-name="P50">X<text:span text:style-name="T1">1</text:span><text:span text:style-name="T3">X</text:span><text:span text:style-name="T1">2</text:span><text:span text:style-name="T3">X</text:span><text:span text:style-name="T1">5</text:span></text:p>
          </table:table-cell>
          <table:table-cell table:style-name="Table2.A1" office:value-type="string">
            <text:p text:style-name="P50"><text:span text:style-name="T3">(X</text:span><text:span text:style-name="T1">1</text:span><text:span text:style-name="T3">X</text:span><text:span text:style-name="T1">2</text:span><text:span text:style-name="T3">X</text:span><text:span text:style-name="T1">5</text:span><text:span text:style-name="T3">)</text:span><text:span text:style-name="T1">10</text:span></text:p>
          </table:table-cell>
          <table:table-cell table:style-name="Table2.A1" office:value-type="string">
            <text:p text:style-name="P50">X<text:span text:style-name="T1">3</text:span><text:span text:style-name="T3">X</text:span><text:span text:style-name="T1">4</text:span></text:p>
          </table:table-cell>
          <table:table-cell table:style-name="Table2.A1" office:value-type="string">
            <text:p text:style-name="P50">(X<text:span text:style-name="T1">3</text:span><text:span text:style-name="T3">X</text:span><text:span text:style-name="T1">4</text:span><text:span text:style-name="T3">)</text:span><text:span text:style-name="T1">10</text:span></text:p>
          </table:table-cell>
          <table:table-cell table:style-name="Table2.A1" office:value-type="string">
            <text:p text:style-name="P49">|<text:span text:style-name="T1"> </text:span>- |</text:p>
          </table:table-cell>
          <table:table-cell table:style-name="Table2.H1" office:value-type="string">
            <text:p text:style-name="P50">f</text:p>
          </table:table-cell>
        </table:table-row>
        <table:table-row table:style-name="Table2.2">
          <table:table-cell table:style-name="Table2.A2" office:value-type="string">
            <text:p text:style-name="P50">0</text:p>
          </table:table-cell>
          <table:table-cell table:style-name="Table2.A2" office:value-type="string">
            <text:p text:style-name="P50">0 0 0 0 0</text:p>
          </table:table-cell>
          <table:table-cell table:style-name="Table2.A2" office:value-type="string">
            <text:p text:style-name="P48">0 0 0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0 0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0</text:p>
          </table:table-cell>
          <table:table-cell table:style-name="Table2.H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0 0 0 0 1</text:p>
          </table:table-cell>
          <table:table-cell table:style-name="Table2.A2" office:value-type="string">
            <text:p text:style-name="P48">0 0 1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0 0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1</text:p>
          </table:table-cell>
          <table:table-cell table:style-name="Table2.H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0">2</text:p>
          </table:table-cell>
          <table:table-cell table:style-name="Table2.A2" office:value-type="string">
            <text:p text:style-name="P50">0 0 0 1 0</text:p>
          </table:table-cell>
          <table:table-cell table:style-name="Table2.A2" office:value-type="string">
            <text:p text:style-name="P48">0 0 0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0 1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1</text:p>
          </table:table-cell>
          <table:table-cell table:style-name="Table2.H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0">3</text:p>
          </table:table-cell>
          <table:table-cell table:style-name="Table2.A2" office:value-type="string">
            <text:p text:style-name="P50">0 0 0 1 1</text:p>
          </table:table-cell>
          <table:table-cell table:style-name="Table2.A2" office:value-type="string">
            <text:p text:style-name="P48">0 0 1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0 1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0</text:p>
          </table:table-cell>
          <table:table-cell table:style-name="Table2.H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0">4</text:p>
          </table:table-cell>
          <table:table-cell table:style-name="Table2.A2" office:value-type="string">
            <text:p text:style-name="P50">0 0 1 0 0</text:p>
          </table:table-cell>
          <table:table-cell table:style-name="Table2.A2" office:value-type="string">
            <text:p text:style-name="P48">0 0 0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1 0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2</text:p>
          </table:table-cell>
          <table:table-cell table:style-name="Table2.H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0">5</text:p>
          </table:table-cell>
          <table:table-cell table:style-name="Table2.A2" office:value-type="string">
            <text:p text:style-name="P50">0 0 1 0 1</text:p>
          </table:table-cell>
          <table:table-cell table:style-name="Table2.A2" office:value-type="string">
            <text:p text:style-name="P48">0 0 1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1 0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1</text:p>
          </table:table-cell>
          <table:table-cell table:style-name="Table2.H2" office:value-type="string">
            <text:p text:style-name="P48">0</text:p>
          </table:table-cell>
        </table:table-row>
        <table:table-row table:style-name="Table2.8">
          <table:table-cell table:style-name="Table2.A2" office:value-type="string">
            <text:p text:style-name="P50">6</text:p>
          </table:table-cell>
          <table:table-cell table:style-name="Table2.A2" office:value-type="string">
            <text:p text:style-name="P50">0 0 1 1 0</text:p>
          </table:table-cell>
          <table:table-cell table:style-name="Table2.A2" office:value-type="string">
            <text:p text:style-name="P48">0 0 0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1 1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3</text:p>
          </table:table-cell>
          <table:table-cell table:style-name="Table2.H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0">7</text:p>
          </table:table-cell>
          <table:table-cell table:style-name="Table2.A2" office:value-type="string">
            <text:p text:style-name="P50">0 0 1 1 1</text:p>
          </table:table-cell>
          <table:table-cell table:style-name="Table2.A2" office:value-type="string">
            <text:p text:style-name="P48">0 0 1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1 1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2</text:p>
          </table:table-cell>
          <table:table-cell table:style-name="Table2.H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0">8</text:p>
          </table:table-cell>
          <table:table-cell table:style-name="Table2.A2" office:value-type="string">
            <text:p text:style-name="P50">0 1 0 0 0</text:p>
          </table:table-cell>
          <table:table-cell table:style-name="Table2.A2" office:value-type="string">
            <text:p text:style-name="P48">0 1 0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0 0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2</text:p>
          </table:table-cell>
          <table:table-cell table:style-name="Table2.H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0">9</text:p>
          </table:table-cell>
          <table:table-cell table:style-name="Table2.A2" office:value-type="string">
            <text:p text:style-name="P50">0 1 0 0 1</text:p>
          </table:table-cell>
          <table:table-cell table:style-name="Table2.A2" office:value-type="string">
            <text:p text:style-name="P48">0 1 1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0 0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3</text:p>
          </table:table-cell>
          <table:table-cell table:style-name="Table2.H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0">10</text:p>
          </table:table-cell>
          <table:table-cell table:style-name="Table2.A2" office:value-type="string">
            <text:p text:style-name="P50">0 1 0 1 0</text:p>
          </table:table-cell>
          <table:table-cell table:style-name="Table2.A2" office:value-type="string">
            <text:p text:style-name="P48">0 1 0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0 1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1</text:p>
          </table:table-cell>
          <table:table-cell table:style-name="Table2.H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0">11</text:p>
          </table:table-cell>
          <table:table-cell table:style-name="Table2.A2" office:value-type="string">
            <text:p text:style-name="P50">0 1 0 1 1</text:p>
          </table:table-cell>
          <table:table-cell table:style-name="Table2.A2" office:value-type="string">
            <text:p text:style-name="P48">0 1 1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0 1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2</text:p>
          </table:table-cell>
          <table:table-cell table:style-name="Table2.H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0">12</text:p>
          </table:table-cell>
          <table:table-cell table:style-name="Table2.A2" office:value-type="string">
            <text:p text:style-name="P50">0 1 1 0 0</text:p>
          </table:table-cell>
          <table:table-cell table:style-name="Table2.A2" office:value-type="string">
            <text:p text:style-name="P48">0 1 0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1 0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0</text:p>
          </table:table-cell>
          <table:table-cell table:style-name="Table2.H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0">13</text:p>
          </table:table-cell>
          <table:table-cell table:style-name="Table2.A2" office:value-type="string">
            <text:p text:style-name="P50">0 1 1 0 1</text:p>
          </table:table-cell>
          <table:table-cell table:style-name="Table2.A2" office:value-type="string">
            <text:p text:style-name="P48">0 1 1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1 0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1</text:p>
          </table:table-cell>
          <table:table-cell table:style-name="Table2.H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0">14</text:p>
          </table:table-cell>
          <table:table-cell table:style-name="Table2.A2" office:value-type="string">
            <text:p text:style-name="P50">0 1 1 1 0</text:p>
          </table:table-cell>
          <table:table-cell table:style-name="Table2.A2" office:value-type="string">
            <text:p text:style-name="P48">0 1 0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1 1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1</text:p>
          </table:table-cell>
          <table:table-cell table:style-name="Table2.H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0">15</text:p>
          </table:table-cell>
          <table:table-cell table:style-name="Table2.A2" office:value-type="string">
            <text:p text:style-name="P50">0 1 1 1 1</text:p>
          </table:table-cell>
          <table:table-cell table:style-name="Table2.A2" office:value-type="string">
            <text:p text:style-name="P48">0 1 1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1 1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0</text:p>
          </table:table-cell>
          <table:table-cell table:style-name="Table2.H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0">16</text:p>
          </table:table-cell>
          <table:table-cell table:style-name="Table2.A2" office:value-type="string">
            <text:p text:style-name="P50">1 0 0 0 0</text:p>
          </table:table-cell>
          <table:table-cell table:style-name="Table2.A2" office:value-type="string">
            <text:p text:style-name="P48">1 0 0</text:p>
          </table:table-cell>
          <table:table-cell table:style-name="Table2.A2" office:value-type="string">
            <text:p text:style-name="P48">4</text:p>
          </table:table-cell>
          <table:table-cell table:style-name="Table2.A2" office:value-type="string">
            <text:p text:style-name="P48">0 0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4</text:p>
          </table:table-cell>
          <table:table-cell table:style-name="Table2.H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0">17</text:p>
          </table:table-cell>
          <table:table-cell table:style-name="Table2.A2" office:value-type="string">
            <text:p text:style-name="P50">1 0 0 0 1</text:p>
          </table:table-cell>
          <table:table-cell table:style-name="Table2.A2" office:value-type="string">
            <text:p text:style-name="P48">1 0 1</text:p>
          </table:table-cell>
          <table:table-cell table:style-name="Table2.A2" office:value-type="string">
            <text:p text:style-name="P48">5</text:p>
          </table:table-cell>
          <table:table-cell table:style-name="Table2.A2" office:value-type="string">
            <text:p text:style-name="P48">0 0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5</text:p>
          </table:table-cell>
          <table:table-cell table:style-name="Table2.H2" office:value-type="string">
            <text:p text:style-name="P48">d</text:p>
          </table:table-cell>
        </table:table-row>
        <table:table-row>
          <table:table-cell table:style-name="Table2.A2" office:value-type="string">
            <text:p text:style-name="P50">18</text:p>
          </table:table-cell>
          <table:table-cell table:style-name="Table2.A2" office:value-type="string">
            <text:p text:style-name="P49"><text:span text:style-name="T7">1</text:span><text:span text:style-name="T21"> 0 0 1 0</text:span></text:p>
          </table:table-cell>
          <table:table-cell table:style-name="Table2.A2" office:value-type="string">
            <text:p text:style-name="P48">1 0 0</text:p>
          </table:table-cell>
          <table:table-cell table:style-name="Table2.A2" office:value-type="string">
            <text:p text:style-name="P48">4</text:p>
          </table:table-cell>
          <table:table-cell table:style-name="Table2.A2" office:value-type="string">
            <text:p text:style-name="P48">0 1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3</text:p>
          </table:table-cell>
          <table:table-cell table:style-name="Table2.H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0">19</text:p>
          </table:table-cell>
          <table:table-cell table:style-name="Table2.A2" office:value-type="string">
            <text:p text:style-name="P49"><text:span text:style-name="T7">1</text:span><text:span text:style-name="T21"> 0 0 1 1</text:span></text:p>
          </table:table-cell>
          <table:table-cell table:style-name="Table2.A2" office:value-type="string">
            <text:p text:style-name="P48">1 0 1</text:p>
          </table:table-cell>
          <table:table-cell table:style-name="Table2.A2" office:value-type="string">
            <text:p text:style-name="P48">5</text:p>
          </table:table-cell>
          <table:table-cell table:style-name="Table2.A2" office:value-type="string">
            <text:p text:style-name="P48">0 1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4</text:p>
          </table:table-cell>
          <table:table-cell table:style-name="Table2.H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0">20</text:p>
          </table:table-cell>
          <table:table-cell table:style-name="Table2.A2" office:value-type="string">
            <text:p text:style-name="P49"><text:span text:style-name="T7">1</text:span><text:span text:style-name="T21"> 0 1 0 0</text:span></text:p>
          </table:table-cell>
          <table:table-cell table:style-name="Table2.A2" office:value-type="string">
            <text:p text:style-name="P48">1 0 0</text:p>
          </table:table-cell>
          <table:table-cell table:style-name="Table2.A2" office:value-type="string">
            <text:p text:style-name="P48">4</text:p>
          </table:table-cell>
          <table:table-cell table:style-name="Table2.A2" office:value-type="string">
            <text:p text:style-name="P48">1 0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2</text:p>
          </table:table-cell>
          <table:table-cell table:style-name="Table2.H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0">21</text:p>
          </table:table-cell>
          <table:table-cell table:style-name="Table2.A2" office:value-type="string">
            <text:p text:style-name="P49"><text:span text:style-name="T7">1</text:span><text:span text:style-name="T21"> 0 1 0 1</text:span></text:p>
          </table:table-cell>
          <table:table-cell table:style-name="Table2.A2" office:value-type="string">
            <text:p text:style-name="P48">1 0 1</text:p>
          </table:table-cell>
          <table:table-cell table:style-name="Table2.A2" office:value-type="string">
            <text:p text:style-name="P48">5</text:p>
          </table:table-cell>
          <table:table-cell table:style-name="Table2.A2" office:value-type="string">
            <text:p text:style-name="P48">1 0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3</text:p>
          </table:table-cell>
          <table:table-cell table:style-name="Table2.H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0">22</text:p>
          </table:table-cell>
          <table:table-cell table:style-name="Table2.A2" office:value-type="string">
            <text:p text:style-name="P49"><text:span text:style-name="T7">1</text:span><text:span text:style-name="T21"> 0 1 1 0</text:span></text:p>
          </table:table-cell>
          <table:table-cell table:style-name="Table2.A2" office:value-type="string">
            <text:p text:style-name="P48">1 0 0</text:p>
          </table:table-cell>
          <table:table-cell table:style-name="Table2.A2" office:value-type="string">
            <text:p text:style-name="P48">4</text:p>
          </table:table-cell>
          <table:table-cell table:style-name="Table2.A2" office:value-type="string">
            <text:p text:style-name="P48">1 1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1</text:p>
          </table:table-cell>
          <table:table-cell table:style-name="Table2.H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0">23</text:p>
          </table:table-cell>
          <table:table-cell table:style-name="Table2.A2" office:value-type="string">
            <text:p text:style-name="P50"><text:span text:style-name="T7">1</text:span> 0 1 1 1</text:p>
          </table:table-cell>
          <table:table-cell table:style-name="Table2.A2" office:value-type="string">
            <text:p text:style-name="P48">1 0 1</text:p>
          </table:table-cell>
          <table:table-cell table:style-name="Table2.A2" office:value-type="string">
            <text:p text:style-name="P48">5</text:p>
          </table:table-cell>
          <table:table-cell table:style-name="Table2.A2" office:value-type="string">
            <text:p text:style-name="P48">1 1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2</text:p>
          </table:table-cell>
          <table:table-cell table:style-name="Table2.H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0">24</text:p>
          </table:table-cell>
          <table:table-cell table:style-name="Table2.A2" office:value-type="string">
            <text:p text:style-name="P49"><text:span text:style-name="T7">1</text:span><text:span text:style-name="T21"> 1 0 0 0</text:span></text:p>
          </table:table-cell>
          <table:table-cell table:style-name="Table2.A2" office:value-type="string">
            <text:p text:style-name="P48">1 1 0</text:p>
          </table:table-cell>
          <table:table-cell table:style-name="Table2.A2" office:value-type="string">
            <text:p text:style-name="P48">6</text:p>
          </table:table-cell>
          <table:table-cell table:style-name="Table2.A2" office:value-type="string">
            <text:p text:style-name="P48">0 0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6</text:p>
          </table:table-cell>
          <table:table-cell table:style-name="Table2.H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0">25</text:p>
          </table:table-cell>
          <table:table-cell table:style-name="Table2.A2" office:value-type="string">
            <text:p text:style-name="P49"><text:span text:style-name="T7">1</text:span><text:span text:style-name="T21"> 1 0 0 1</text:span></text:p>
          </table:table-cell>
          <table:table-cell table:style-name="Table2.A2" office:value-type="string">
            <text:p text:style-name="P48">1 1 1</text:p>
          </table:table-cell>
          <table:table-cell table:style-name="Table2.A2" office:value-type="string">
            <text:p text:style-name="P48">7</text:p>
          </table:table-cell>
          <table:table-cell table:style-name="Table2.A2" office:value-type="string">
            <text:p text:style-name="P48">0 0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7</text:p>
          </table:table-cell>
          <table:table-cell table:style-name="Table2.H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0">26</text:p>
          </table:table-cell>
          <table:table-cell table:style-name="Table2.A2" office:value-type="string">
            <text:p text:style-name="P49"><text:span text:style-name="T7">1</text:span><text:span text:style-name="T21"> 1 0 1 0</text:span></text:p>
          </table:table-cell>
          <table:table-cell table:style-name="Table2.A2" office:value-type="string">
            <text:p text:style-name="P48">1 1 0</text:p>
          </table:table-cell>
          <table:table-cell table:style-name="Table2.A2" office:value-type="string">
            <text:p text:style-name="P48">6</text:p>
          </table:table-cell>
          <table:table-cell table:style-name="Table2.A2" office:value-type="string">
            <text:p text:style-name="P48">0 1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5</text:p>
          </table:table-cell>
          <table:table-cell table:style-name="Table2.H2" office:value-type="string">
            <text:p text:style-name="P48">d</text:p>
          </table:table-cell>
        </table:table-row>
        <table:table-row>
          <table:table-cell table:style-name="Table2.A2" office:value-type="string">
            <text:p text:style-name="P50">27</text:p>
          </table:table-cell>
          <table:table-cell table:style-name="Table2.A2" office:value-type="string">
            <text:p text:style-name="P49"><text:span text:style-name="T7">1</text:span><text:span text:style-name="T21"> 1 0 1 1</text:span></text:p>
          </table:table-cell>
          <table:table-cell table:style-name="Table2.A2" office:value-type="string">
            <text:p text:style-name="P48">1 1 1</text:p>
          </table:table-cell>
          <table:table-cell table:style-name="Table2.A2" office:value-type="string">
            <text:p text:style-name="P48">7</text:p>
          </table:table-cell>
          <table:table-cell table:style-name="Table2.A2" office:value-type="string">
            <text:p text:style-name="P48">0 1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6</text:p>
          </table:table-cell>
          <table:table-cell table:style-name="Table2.H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0">28</text:p>
          </table:table-cell>
          <table:table-cell table:style-name="Table2.A2" office:value-type="string">
            <text:p text:style-name="P49"><text:span text:style-name="T7">1</text:span><text:span text:style-name="T21"> 1 1 0 0</text:span></text:p>
          </table:table-cell>
          <table:table-cell table:style-name="Table2.A2" office:value-type="string">
            <text:p text:style-name="P48">1 1 0</text:p>
          </table:table-cell>
          <table:table-cell table:style-name="Table2.A2" office:value-type="string">
            <text:p text:style-name="P48">6</text:p>
          </table:table-cell>
          <table:table-cell table:style-name="Table2.A2" office:value-type="string">
            <text:p text:style-name="P48">1 0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4</text:p>
          </table:table-cell>
          <table:table-cell table:style-name="Table2.H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50">29</text:p>
          </table:table-cell>
          <table:table-cell table:style-name="Table2.A2" office:value-type="string">
            <text:p text:style-name="P49"><text:span text:style-name="T7">1</text:span><text:span text:style-name="T21"> 1 1 0 1</text:span></text:p>
          </table:table-cell>
          <table:table-cell table:style-name="Table2.A2" office:value-type="string">
            <text:p text:style-name="P48">1 1 1</text:p>
          </table:table-cell>
          <table:table-cell table:style-name="Table2.A2" office:value-type="string">
            <text:p text:style-name="P48">7</text:p>
          </table:table-cell>
          <table:table-cell table:style-name="Table2.A2" office:value-type="string">
            <text:p text:style-name="P48">1 0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5</text:p>
          </table:table-cell>
          <table:table-cell table:style-name="Table2.H2" office:value-type="string">
            <text:p text:style-name="P48">d</text:p>
          </table:table-cell>
        </table:table-row>
        <table:table-row>
          <table:table-cell table:style-name="Table2.A2" office:value-type="string">
            <text:p text:style-name="P50">30</text:p>
          </table:table-cell>
          <table:table-cell table:style-name="Table2.A2" office:value-type="string">
            <text:p text:style-name="P49"><text:span text:style-name="T7">1</text:span><text:span text:style-name="T21"> 1 1 1 0</text:span></text:p>
          </table:table-cell>
          <table:table-cell table:style-name="Table2.A2" office:value-type="string">
            <text:p text:style-name="P48">1 1 0</text:p>
          </table:table-cell>
          <table:table-cell table:style-name="Table2.A2" office:value-type="string">
            <text:p text:style-name="P48">6</text:p>
          </table:table-cell>
          <table:table-cell table:style-name="Table2.A2" office:value-type="string">
            <text:p text:style-name="P48">1 1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3</text:p>
          </table:table-cell>
          <table:table-cell table:style-name="Table2.H2" office:value-type="string">
            <text:p text:style-name="P48">1</text:p>
          </table:table-cell>
        </table:table-row>
        <table:table-row table:style-name="Table2.33">
          <table:table-cell table:style-name="Table2.A2" office:value-type="string">
            <text:p text:style-name="P50">31</text:p>
          </table:table-cell>
          <table:table-cell table:style-name="Table2.A2" office:value-type="string">
            <text:p text:style-name="P49"><text:span text:style-name="T7">1</text:span><text:span text:style-name="T21"> 1 1 1 1</text:span></text:p>
          </table:table-cell>
          <table:table-cell table:style-name="Table2.A2" office:value-type="string">
            <text:p text:style-name="P48">1 1 1</text:p>
          </table:table-cell>
          <table:table-cell table:style-name="Table2.A2" office:value-type="string">
            <text:p text:style-name="P48">7</text:p>
          </table:table-cell>
          <table:table-cell table:style-name="Table2.A2" office:value-type="string">
            <text:p text:style-name="P48">1 1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4</text:p>
          </table:table-cell>
          <table:table-cell table:style-name="Table2.H2" office:value-type="string">
            <text:p text:style-name="P48">1</text:p>
          </table:table-cell>
        </table:table-row>
      </table:table>
      <text:p text:style-name="P71"/>
      <text:p text:style-name="P77"><text:span text:style-name="T12">Представить булевую функцию в аналитическом виде с помощью КДНФ и ККНФ</text:span></text:p>
      <text:p text:style-name="P60"/>
      <text:p text:style-name="P60">КДНФ:</text:p>
      <text:p text:style-name="P59"><draw:frame draw:style-name="fr1" draw:name="Object1" text:anchor-type="as-char" svg:y="-1.004cm" svg:width="17.182cm" svg:height="1.90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9"/>
      <text:p text:style-name="P60">ККНФ:</text:p>
      <text:p text:style-name="P73"><draw:frame draw:style-name="fr1" draw:name="Объект1" text:anchor-type="as-char" svg:y="-1.342cm" svg:width="17.425cm" svg:height="2.58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77"><text:span text:style-name="T12">Минимизация булевой функции методом Квайна-Мак-Класки</text:span></text:p>
      <text:p text:style-name="P60">Нахождение простых импликант (максимальных кубов):</text:p>
      <text:p text:style-name="P6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27"><text:span text:style-name="T11">K</text:span><text:span text:style-name="T16">0</text:span><text:span text:style-name="T4"> </text:span><text:span text:style-name="T8">∪ </text:span><text:span text:style-name="T4">N(f)</text:span></text:p>
          </table:table-cell>
          <table:covered-table-cell/>
          <table:table-cell table:style-name="Таблица1.C1" table:number-columns-spanned="3" office:value-type="string">
            <text:p text:style-name="P28">K<text:span text:style-name="T15">1</text:span><text:span text:style-name="T3">(f)</text:span></text:p>
          </table:table-cell>
          <table:covered-table-cell/>
          <table:covered-table-cell/>
          <table:table-cell table:style-name="Таблица1.C1" table:number-columns-spanned="3" office:value-type="string">
            <text:p text:style-name="P33">K<text:span text:style-name="T15">2</text:span><text:span text:style-name="T3">(f)</text:span></text:p>
          </table:table-cell>
          <table:covered-table-cell/>
          <table:covered-table-cell/>
          <table:table-cell table:style-name="Таблица1.A1" office:value-type="string">
            <text:p text:style-name="P51">Z(f)</text:p>
          </table:table-cell>
        </table:table-row>
        <table:table-row>
          <table:table-cell table:style-name="Таблица1.A2" office:value-type="string">
            <text:p text:style-name="P4">1. <text:span text:style-name="T18">00100</text:span></text:p>
          </table:table-cell>
          <table:table-cell table:style-name="Таблица1.B2" office:value-type="string">
            <text:p text:style-name="P5">v</text:p>
          </table:table-cell>
          <table:table-cell table:style-name="Таблица1.C2" office:value-type="string">
            <text:p text:style-name="P29">1. <text:span text:style-name="T18">001X0</text:span></text:p>
          </table:table-cell>
          <table:table-cell table:style-name="Таблица1.D2" office:value-type="string">
            <text:p text:style-name="P10"/>
          </table:table-cell>
          <table:table-cell table:style-name="Таблица1.D2" office:value-type="string">
            <text:p text:style-name="P6">1-4</text:p>
          </table:table-cell>
          <table:table-cell table:style-name="Таблица1.C2" office:value-type="string">
            <text:p text:style-name="P30">1. 100XX</text:p>
          </table:table-cell>
          <table:table-cell table:style-name="Таблица1.D2" office:value-type="string">
            <text:p text:style-name="P8">4-11</text:p>
          </table:table-cell>
          <table:table-cell table:style-name="Таблица1.D2" office:value-type="string">
            <text:p text:style-name="P12">5-9</text:p>
          </table:table-cell>
          <table:table-cell table:style-name="Таблица1.I2" office:value-type="string">
            <text:p text:style-name="P30">1. 100XX</text:p>
          </table:table-cell>
        </table:table-row>
        <table:table-row>
          <table:table-cell table:style-name="Таблица1.C2" office:value-type="string">
            <text:p text:style-name="P4">2. <text:span text:style-name="T18">01000</text:span></text:p>
          </table:table-cell>
          <table:table-cell table:style-name="Таблица1.B3" office:value-type="string">
            <text:p text:style-name="P5">v</text:p>
          </table:table-cell>
          <table:table-cell table:style-name="Таблица1.C2" office:value-type="string">
            <text:p text:style-name="P29">2. <text:span text:style-name="T18">X0100</text:span></text:p>
          </table:table-cell>
          <table:table-cell table:style-name="Таблица1.D2" office:value-type="string">
            <text:p text:style-name="P10"/>
          </table:table-cell>
          <table:table-cell table:style-name="Таблица1.D2" office:value-type="string">
            <text:p text:style-name="P6">1-8</text:p>
          </table:table-cell>
          <table:table-cell table:style-name="Таблица1.C2" office:value-type="string">
            <text:p text:style-name="P30">2. 10X0X</text:p>
          </table:table-cell>
          <table:table-cell table:style-name="Таблица1.D2" office:value-type="string">
            <text:p text:style-name="P8">4-13</text:p>
          </table:table-cell>
          <table:table-cell table:style-name="Таблица1.H3" office:value-type="string">
            <text:p text:style-name="P12">6-10</text:p>
          </table:table-cell>
          <table:table-cell table:style-name="Таблица1.I2" office:value-type="string">
            <text:p text:style-name="P30">2. 10X0X</text:p>
          </table:table-cell>
        </table:table-row>
        <table:table-row>
          <table:table-cell table:style-name="Таблица1.A4" office:value-type="string">
            <text:p text:style-name="P4">3. <text:span text:style-name="T18">10000</text:span></text:p>
          </table:table-cell>
          <table:table-cell table:style-name="Таблица1.B4" office:value-type="string">
            <text:p text:style-name="P5">v</text:p>
          </table:table-cell>
          <table:table-cell table:style-name="Таблица1.C2" office:value-type="string">
            <text:p text:style-name="P29">3. <text:span text:style-name="T18">0100X</text:span></text:p>
          </table:table-cell>
          <table:table-cell table:style-name="Таблица1.D2" office:value-type="string">
            <text:p text:style-name="P10"/>
          </table:table-cell>
          <table:table-cell table:style-name="Таблица1.D2" office:value-type="string">
            <text:p text:style-name="P6">2-5</text:p>
          </table:table-cell>
          <table:table-cell table:style-name="Таблица1.A2" office:value-type="string">
            <text:p text:style-name="P30"><text:span text:style-name="T20">3</text:span>. <text:span text:style-name="T20">10XX1</text:span></text:p>
          </table:table-cell>
          <table:table-cell table:style-name="Таблица1.G4" office:value-type="string">
            <text:p text:style-name="P12">9-17</text:p>
          </table:table-cell>
          <table:table-cell table:style-name="Таблица1.D2" office:value-type="string">
            <text:p text:style-name="P12">10-16</text:p>
          </table:table-cell>
          <table:table-cell table:style-name="Таблица1.I2" office:value-type="string">
            <text:p text:style-name="P30"><text:span text:style-name="T20">3</text:span>. <text:span text:style-name="T20">10XX1</text:span></text:p>
          </table:table-cell>
        </table:table-row>
        <table:table-row>
          <table:table-cell table:style-name="Таблица1.A2" office:value-type="string">
            <text:p text:style-name="P4">4. <text:span text:style-name="T18">00110</text:span></text:p>
          </table:table-cell>
          <table:table-cell table:style-name="Таблица1.B2" office:value-type="string">
            <text:p text:style-name="P5">v</text:p>
          </table:table-cell>
          <table:table-cell table:style-name="Таблица1.C2" office:value-type="string">
            <text:p text:style-name="P4">4. <text:span text:style-name="T19">1000X</text:span></text:p>
          </table:table-cell>
          <table:table-cell table:style-name="Таблица1.D2" office:value-type="string">
            <text:p text:style-name="P9">v</text:p>
          </table:table-cell>
          <table:table-cell table:style-name="Таблица1.D2" office:value-type="string">
            <text:p text:style-name="P7">3-6</text:p>
          </table:table-cell>
          <table:table-cell table:style-name="Таблица1.A4" office:value-type="string">
            <text:p text:style-name="P31">4. 1X10X</text:p>
          </table:table-cell>
          <table:table-cell table:style-name="Таблица1.H3" office:value-type="string">
            <text:p text:style-name="P12">13-20</text:p>
          </table:table-cell>
          <table:table-cell table:style-name="Таблица1.H3" office:value-type="string">
            <text:p text:style-name="P12">14-18</text:p>
          </table:table-cell>
          <table:table-cell table:style-name="Таблица1.I2" office:value-type="string">
            <text:p text:style-name="P31">4. 1X10X</text:p>
          </table:table-cell>
        </table:table-row>
        <table:table-row>
          <table:table-cell table:style-name="Таблица1.C2" office:value-type="string">
            <text:p text:style-name="P11"><text:span text:style-name="T9">5. </text:span><text:span text:style-name="T10">01001</text:span></text:p>
          </table:table-cell>
          <table:table-cell table:style-name="Таблица1.B3" office:value-type="string">
            <text:p text:style-name="P5">v</text:p>
          </table:table-cell>
          <table:table-cell table:style-name="Таблица1.C2" office:value-type="string">
            <text:p text:style-name="P46">5. <text:span text:style-name="T19">100X0</text:span></text:p>
          </table:table-cell>
          <table:table-cell table:style-name="Таблица1.D2" office:value-type="string">
            <text:p text:style-name="P9">v</text:p>
          </table:table-cell>
          <table:table-cell table:style-name="Таблица1.D2" office:value-type="string">
            <text:p text:style-name="P7">3-7</text:p>
          </table:table-cell>
          <table:table-cell table:style-name="Таблица1.C2" office:value-type="string">
            <text:p text:style-name="P32">5. 1X1X1</text:p>
          </table:table-cell>
          <table:table-cell table:style-name="Таблица1.D2" office:value-type="string">
            <text:p text:style-name="P14">17-23</text:p>
          </table:table-cell>
          <table:table-cell table:style-name="Таблица1.D2" office:value-type="string">
            <text:p text:style-name="P14">18-22</text:p>
          </table:table-cell>
          <table:table-cell table:style-name="Таблица1.I2" office:value-type="string">
            <text:p text:style-name="P32">5. 1X1X1</text:p>
          </table:table-cell>
        </table:table-row>
        <table:table-row>
          <table:table-cell table:style-name="Таблица1.C2" office:value-type="string">
            <text:p text:style-name="P46">6. <text:span text:style-name="T18">10001</text:span></text:p>
          </table:table-cell>
          <table:table-cell table:style-name="Таблица1.B3" office:value-type="string">
            <text:p text:style-name="P5">v</text:p>
          </table:table-cell>
          <table:table-cell table:style-name="Таблица1.A4" office:value-type="string">
            <text:p text:style-name="P46">6. <text:span text:style-name="T19">10X00</text:span></text:p>
          </table:table-cell>
          <table:table-cell table:style-name="Таблица1.H3" office:value-type="string">
            <text:p text:style-name="P9">v</text:p>
          </table:table-cell>
          <table:table-cell table:style-name="Таблица1.H3" office:value-type="string">
            <text:p text:style-name="P7">3-8</text:p>
          </table:table-cell>
          <table:table-cell table:style-name="Таблица1.C2" office:value-type="string">
            <text:p text:style-name="P32">6. 111XX</text:p>
          </table:table-cell>
          <table:table-cell table:style-name="Таблица1.D2" office:value-type="string">
            <text:p text:style-name="P14">20-24</text:p>
          </table:table-cell>
          <table:table-cell table:style-name="Таблица1.D2" office:value-type="string">
            <text:p text:style-name="P14">21-23</text:p>
          </table:table-cell>
          <table:table-cell table:style-name="Таблица1.I2" office:value-type="string">
            <text:p text:style-name="P32">6. 111XX</text:p>
          </table:table-cell>
        </table:table-row>
        <table:table-row>
          <table:table-cell table:style-name="Таблица1.C2" office:value-type="string">
            <text:p text:style-name="P46">7. <text:span text:style-name="T18">10010</text:span></text:p>
          </table:table-cell>
          <table:table-cell table:style-name="Таблица1.B3" office:value-type="string">
            <text:p text:style-name="P5">v</text:p>
          </table:table-cell>
          <table:table-cell table:style-name="Таблица1.C2" office:value-type="string">
            <text:p text:style-name="P47">7. <text:span text:style-name="T19">0011X</text:span></text:p>
          </table:table-cell>
          <table:table-cell table:style-name="Таблица1.D2" office:value-type="string">
            <text:p text:style-name="P10"/>
          </table:table-cell>
          <table:table-cell table:style-name="Таблица1.D2" office:value-type="string">
            <text:p text:style-name="P7">4-9</text:p>
          </table:table-cell>
          <table:table-cell table:style-name="Таблица1.C2" office:value-type="string">
            <text:p text:style-name="P12"/>
          </table:table-cell>
          <table:table-cell table:style-name="Таблица1.D2" office:value-type="string">
            <text:p text:style-name="P14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34"><text:span text:style-name="T22">7</text:span>. 001X0</text:p>
          </table:table-cell>
        </table:table-row>
        <table:table-row>
          <table:table-cell table:style-name="Таблица1.A4" office:value-type="string">
            <text:p text:style-name="P46">8. <text:span text:style-name="T18">10100</text:span></text:p>
          </table:table-cell>
          <table:table-cell table:style-name="Таблица1.B4" office:value-type="string">
            <text:p text:style-name="P5">v</text:p>
          </table:table-cell>
          <table:table-cell table:style-name="Таблица1.C2" office:value-type="string">
            <text:p text:style-name="P47">8. <text:span text:style-name="T19">010X1</text:span></text:p>
          </table:table-cell>
          <table:table-cell table:style-name="Таблица1.D2" office:value-type="string">
            <text:p text:style-name="P10"/>
          </table:table-cell>
          <table:table-cell table:style-name="Таблица1.D2" office:value-type="string">
            <text:p text:style-name="P7">5-10</text:p>
          </table:table-cell>
          <table:table-cell table:style-name="Таблица1.C2" office:value-type="string">
            <text:p text:style-name="P12"/>
          </table:table-cell>
          <table:table-cell table:style-name="Таблица1.D2" office:value-type="string">
            <text:p text:style-name="P14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34"><text:span text:style-name="T22">8</text:span>. X0100</text:p>
          </table:table-cell>
        </table:table-row>
        <table:table-row>
          <table:table-cell table:style-name="Таблица1.C2" office:value-type="string">
            <text:p text:style-name="P46">9. <text:span text:style-name="T18">00111</text:span></text:p>
          </table:table-cell>
          <table:table-cell table:style-name="Таблица1.B3" office:value-type="string">
            <text:p text:style-name="P5">v</text:p>
          </table:table-cell>
          <table:table-cell table:style-name="Таблица1.C2" office:value-type="string">
            <text:p text:style-name="P46">9. <text:span text:style-name="T19">100X1</text:span></text:p>
          </table:table-cell>
          <table:table-cell table:style-name="Таблица1.D2" office:value-type="string">
            <text:p text:style-name="P13">v</text:p>
          </table:table-cell>
          <table:table-cell table:style-name="Таблица1.D2" office:value-type="string">
            <text:p text:style-name="P7">6-11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34"><text:span text:style-name="T22">9</text:span>. 0100X</text:p>
          </table:table-cell>
        </table:table-row>
        <table:table-row>
          <table:table-cell table:style-name="Таблица1.C2" office:value-type="string">
            <text:p text:style-name="P4">10. <text:span text:style-name="T18">01011</text:span></text:p>
          </table:table-cell>
          <table:table-cell table:style-name="Таблица1.B3" office:value-type="string">
            <text:p text:style-name="P5">v</text:p>
          </table:table-cell>
          <table:table-cell table:style-name="Таблица1.C2" office:value-type="string">
            <text:p text:style-name="P4">10. <text:span text:style-name="T19">10X01</text:span></text:p>
          </table:table-cell>
          <table:table-cell table:style-name="Таблица1.D2" office:value-type="string">
            <text:p text:style-name="P13">v</text:p>
          </table:table-cell>
          <table:table-cell table:style-name="Таблица1.D2" office:value-type="string">
            <text:p text:style-name="P7">6-12</text:p>
          </table:table-cell>
          <table:table-cell table:style-name="Таблица1.C2" office:value-type="string">
            <text:p text:style-name="P16"><text:span text:style-name="T13">K</text:span><text:span text:style-name="T17">3</text:span><text:span text:style-name="T5">(f)</text:span><text:span text:style-name="T6"> = </text:span><text:span text:style-name="T8">∅</text:span></text:p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34"><text:span text:style-name="T22">10</text:span>. 0011X</text:p>
          </table:table-cell>
        </table:table-row>
        <table:table-row>
          <table:table-cell table:style-name="Таблица1.C2" office:value-type="string">
            <text:p text:style-name="P4">11. <text:span text:style-name="T18">10011</text:span></text:p>
          </table:table-cell>
          <table:table-cell table:style-name="Таблица1.B3" office:value-type="string">
            <text:p text:style-name="P5">v</text:p>
          </table:table-cell>
          <table:table-cell table:style-name="Таблица1.C2" office:value-type="string">
            <text:p text:style-name="P4">11. <text:span text:style-name="T19">1001X</text:span></text:p>
          </table:table-cell>
          <table:table-cell table:style-name="Таблица1.D2" office:value-type="string">
            <text:p text:style-name="P13">v</text:p>
          </table:table-cell>
          <table:table-cell table:style-name="Таблица1.D2" office:value-type="string">
            <text:p text:style-name="P7">7-11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34"><text:span text:style-name="T22">11</text:span>. 010X1</text:p>
          </table:table-cell>
        </table:table-row>
        <table:table-row>
          <table:table-cell table:style-name="Таблица1.C2" office:value-type="string">
            <text:p text:style-name="P4">12. <text:span text:style-name="T18">10101</text:span></text:p>
          </table:table-cell>
          <table:table-cell table:style-name="Таблица1.B3" office:value-type="string">
            <text:p text:style-name="P5">v</text:p>
          </table:table-cell>
          <table:table-cell table:style-name="Таблица1.C2" office:value-type="string">
            <text:p text:style-name="P29">12. <text:span text:style-name="T19">1X010</text:span></text:p>
          </table:table-cell>
          <table:table-cell table:style-name="Таблица1.D2" office:value-type="string">
            <text:p text:style-name="P10"/>
          </table:table-cell>
          <table:table-cell table:style-name="Таблица1.D2" office:value-type="string">
            <text:p text:style-name="P7">7-13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34"><text:span text:style-name="T22">12</text:span>. 1X010</text:p>
          </table:table-cell>
        </table:table-row>
        <table:table-row>
          <table:table-cell table:style-name="Таблица1.C2" office:value-type="string">
            <text:p text:style-name="P4">13. <text:span text:style-name="T18">11010</text:span></text:p>
          </table:table-cell>
          <table:table-cell table:style-name="Таблица1.B3" office:value-type="string">
            <text:p text:style-name="P5">v</text:p>
          </table:table-cell>
          <table:table-cell table:style-name="Таблица1.C2" office:value-type="string">
            <text:p text:style-name="P11"><text:span text:style-name="T11">13. </text:span><text:span text:style-name="T19">1010X</text:span></text:p>
          </table:table-cell>
          <table:table-cell table:style-name="Таблица1.D2" office:value-type="string">
            <text:p text:style-name="P13">v</text:p>
          </table:table-cell>
          <table:table-cell table:style-name="Таблица1.D2" office:value-type="string">
            <text:p text:style-name="P7">8-12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34"><text:span text:style-name="T22">13</text:span>. X0111</text:p>
          </table:table-cell>
        </table:table-row>
        <table:table-row>
          <table:table-cell table:style-name="Таблица1.A4" office:value-type="string">
            <text:p text:style-name="P4">14. <text:span text:style-name="T18">11100</text:span></text:p>
          </table:table-cell>
          <table:table-cell table:style-name="Таблица1.B4" office:value-type="string">
            <text:p text:style-name="P5">v</text:p>
          </table:table-cell>
          <table:table-cell table:style-name="Таблица1.A4" office:value-type="string">
            <text:p text:style-name="P4">14. <text:span text:style-name="T19">1X100</text:span></text:p>
          </table:table-cell>
          <table:table-cell table:style-name="Таблица1.H3" office:value-type="string">
            <text:p text:style-name="P13">v</text:p>
          </table:table-cell>
          <table:table-cell table:style-name="Таблица1.H3" office:value-type="string">
            <text:p text:style-name="P7">8-14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34"><text:span text:style-name="T22">14</text:span>. 11X10</text:p>
          </table:table-cell>
        </table:table-row>
        <table:table-row>
          <table:table-cell table:style-name="Таблица1.C2" office:value-type="string">
            <text:p text:style-name="P4">15. <text:span text:style-name="T18">10111</text:span></text:p>
          </table:table-cell>
          <table:table-cell table:style-name="Таблица1.B3" office:value-type="string">
            <text:p text:style-name="P5">v</text:p>
          </table:table-cell>
          <table:table-cell table:style-name="Таблица1.C2" office:value-type="string">
            <text:p text:style-name="P29">15. <text:span text:style-name="T19">X0111</text:span></text:p>
          </table:table-cell>
          <table:table-cell table:style-name="Таблица1.D2" office:value-type="string">
            <text:p text:style-name="P10"/>
          </table:table-cell>
          <table:table-cell table:style-name="Таблица1.D2" office:value-type="string">
            <text:p text:style-name="P7">9-15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26"/>
          </table:table-cell>
        </table:table-row>
        <table:table-row>
          <table:table-cell table:style-name="Таблица1.C2" office:value-type="string">
            <text:p text:style-name="P4">16. <text:span text:style-name="T18">11101</text:span></text:p>
          </table:table-cell>
          <table:table-cell table:style-name="Таблица1.B3" office:value-type="string">
            <text:p text:style-name="P5">v</text:p>
          </table:table-cell>
          <table:table-cell table:style-name="Таблица1.C2" office:value-type="string">
            <text:p text:style-name="P4">16. <text:span text:style-name="T19">10X11</text:span></text:p>
          </table:table-cell>
          <table:table-cell table:style-name="Таблица1.D2" office:value-type="string">
            <text:p text:style-name="P15">v</text:p>
          </table:table-cell>
          <table:table-cell table:style-name="Таблица1.D2" office:value-type="string">
            <text:p text:style-name="P7">11-15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26"/>
          </table:table-cell>
        </table:table-row>
        <table:table-row>
          <table:table-cell table:style-name="Таблица1.A4" office:value-type="string">
            <text:p text:style-name="P4">17. <text:span text:style-name="T18">11110</text:span></text:p>
          </table:table-cell>
          <table:table-cell table:style-name="Таблица1.B4" office:value-type="string">
            <text:p text:style-name="P5">v</text:p>
          </table:table-cell>
          <table:table-cell table:style-name="Таблица1.C2" office:value-type="string">
            <text:p text:style-name="P4">17. <text:span text:style-name="T19">101X1</text:span></text:p>
          </table:table-cell>
          <table:table-cell table:style-name="Таблица1.D2" office:value-type="string">
            <text:p text:style-name="P15">v</text:p>
          </table:table-cell>
          <table:table-cell table:style-name="Таблица1.D2" office:value-type="string">
            <text:p text:style-name="P7">12-15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26"/>
          </table:table-cell>
        </table:table-row>
        <table:table-row>
          <table:table-cell table:style-name="Таблица1.C2" office:value-type="string">
            <text:p text:style-name="P4">18. <text:span text:style-name="T18">11111</text:span></text:p>
          </table:table-cell>
          <table:table-cell table:style-name="Таблица1.B3" office:value-type="string">
            <text:p text:style-name="P5">v</text:p>
          </table:table-cell>
          <table:table-cell table:style-name="Таблица1.C2" office:value-type="string">
            <text:p text:style-name="P4">18. <text:span text:style-name="T19">1X101</text:span></text:p>
          </table:table-cell>
          <table:table-cell table:style-name="Таблица1.D2" office:value-type="string">
            <text:p text:style-name="P15">v</text:p>
          </table:table-cell>
          <table:table-cell table:style-name="Таблица1.D2" office:value-type="string">
            <text:p text:style-name="P7">12-16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26"/>
          </table:table-cell>
        </table:table-row>
        <table:table-row>
          <table:table-cell table:style-name="Таблица1.C2" office:value-type="string">
            <text:p text:style-name="P4"/>
          </table:table-cell>
          <table:table-cell table:style-name="Таблица1.B3" office:value-type="string">
            <text:p text:style-name="P5"/>
          </table:table-cell>
          <table:table-cell table:style-name="Таблица1.C2" office:value-type="string">
            <text:p text:style-name="P33">19. 11X10</text:p>
          </table:table-cell>
          <table:table-cell table:style-name="Таблица1.D2" office:value-type="string">
            <text:p text:style-name="P10"/>
          </table:table-cell>
          <table:table-cell table:style-name="Таблица1.D2" office:value-type="string">
            <text:p text:style-name="P7">13-17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26"/>
          </table:table-cell>
        </table:table-row>
        <table:table-row>
          <table:table-cell table:style-name="Таблица1.C2" office:value-type="string">
            <text:p text:style-name="P4"/>
          </table:table-cell>
          <table:table-cell table:style-name="Таблица1.B3" office:value-type="string">
            <text:p text:style-name="P5"/>
          </table:table-cell>
          <table:table-cell table:style-name="Таблица1.C2" office:value-type="string">
            <text:p text:style-name="P7">20. 1110X</text:p>
          </table:table-cell>
          <table:table-cell table:style-name="Таблица1.D2" office:value-type="string">
            <text:p text:style-name="P15">v</text:p>
          </table:table-cell>
          <table:table-cell table:style-name="Таблица1.D2" office:value-type="string">
            <text:p text:style-name="P7">14-16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26"/>
          </table:table-cell>
        </table:table-row>
        <table:table-row>
          <table:table-cell table:style-name="Таблица1.C2" office:value-type="string">
            <text:p text:style-name="P4"/>
          </table:table-cell>
          <table:table-cell table:style-name="Таблица1.B3" office:value-type="string">
            <text:p text:style-name="P5"/>
          </table:table-cell>
          <table:table-cell table:style-name="Таблица1.A4" office:value-type="string">
            <text:p text:style-name="P7">21. 111X0</text:p>
          </table:table-cell>
          <table:table-cell table:style-name="Таблица1.H3" office:value-type="string">
            <text:p text:style-name="P15">v</text:p>
          </table:table-cell>
          <table:table-cell table:style-name="Таблица1.H3" office:value-type="string">
            <text:p text:style-name="P7">14-17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26"/>
          </table:table-cell>
        </table:table-row>
        <table:table-row>
          <table:table-cell table:style-name="Таблица1.C2" office:value-type="string">
            <text:p text:style-name="P4"/>
          </table:table-cell>
          <table:table-cell table:style-name="Таблица1.B3" office:value-type="string">
            <text:p text:style-name="P5"/>
          </table:table-cell>
          <table:table-cell table:style-name="Таблица1.C2" office:value-type="string">
            <text:p text:style-name="P7">22. 1X111</text:p>
          </table:table-cell>
          <table:table-cell table:style-name="Таблица1.D2" office:value-type="string">
            <text:p text:style-name="P15">v</text:p>
          </table:table-cell>
          <table:table-cell table:style-name="Таблица1.D2" office:value-type="string">
            <text:p text:style-name="P7">15-18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26"/>
          </table:table-cell>
        </table:table-row>
        <table:table-row>
          <table:table-cell table:style-name="Таблица1.C2" office:value-type="string">
            <text:p text:style-name="P4"/>
          </table:table-cell>
          <table:table-cell table:style-name="Таблица1.B3" office:value-type="string">
            <text:p text:style-name="P5"/>
          </table:table-cell>
          <table:table-cell table:style-name="Таблица1.C2" office:value-type="string">
            <text:p text:style-name="P7">23. 111X1</text:p>
          </table:table-cell>
          <table:table-cell table:style-name="Таблица1.D2" office:value-type="string">
            <text:p text:style-name="P15">v</text:p>
          </table:table-cell>
          <table:table-cell table:style-name="Таблица1.D2" office:value-type="string">
            <text:p text:style-name="P7">16-18</text:p>
          </table:table-cell>
          <table:table-cell table:style-name="Таблица1.C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D2" office:value-type="string">
            <text:p text:style-name="P3"/>
          </table:table-cell>
          <table:table-cell table:style-name="Таблица1.I2" office:value-type="string">
            <text:p text:style-name="P26"/>
          </table:table-cell>
        </table:table-row>
        <table:table-row>
          <table:table-cell table:style-name="Таблица1.A4" office:value-type="string">
            <text:p text:style-name="P4"/>
          </table:table-cell>
          <table:table-cell table:style-name="Таблица1.B4" office:value-type="string">
            <text:p text:style-name="P5"/>
          </table:table-cell>
          <table:table-cell table:style-name="Таблица1.A4" office:value-type="string">
            <text:p text:style-name="P7">24. 1111X</text:p>
          </table:table-cell>
          <table:table-cell table:style-name="Таблица1.H3" office:value-type="string">
            <text:p text:style-name="P15">v</text:p>
          </table:table-cell>
          <table:table-cell table:style-name="Таблица1.H3" office:value-type="string">
            <text:p text:style-name="P7">17-18</text:p>
          </table:table-cell>
          <table:table-cell table:style-name="Таблица1.A4" office:value-type="string">
            <text:p text:style-name="P3"/>
          </table:table-cell>
          <table:table-cell table:style-name="Таблица1.H3" office:value-type="string">
            <text:p text:style-name="P3"/>
          </table:table-cell>
          <table:table-cell table:style-name="Таблица1.H3" office:value-type="string">
            <text:p text:style-name="P3"/>
          </table:table-cell>
          <table:table-cell table:style-name="Таблица1.I25" office:value-type="string">
            <text:p text:style-name="P26"/>
          </table:table-cell>
        </table:table-row>
      </table:table>
      <text:p text:style-name="P61"/>
      <text:p text:style-name="P78">Импликантная таблица:</text:p>
      <text:p text:style-name="P6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14"/>
        <table:table-column table:style-name="Таблица2.Q"/>
        <table:table-row>
          <table:table-cell table:style-name="Таблица2.A1" table:number-rows-spanned="3" table:number-columns-spanned="2" office:value-type="string">
            <text:p text:style-name="P18"/>
            <text:p text:style-name="P18">Простые импликанты</text:p>
            <text:p text:style-name="P18">(максимальные кубы<text:span text:style-name="T22">)</text:span></text:p>
          </table:table-cell>
          <table:covered-table-cell/>
          <table:table-cell table:style-name="Таблица2.C1" table:number-columns-spanned="15" office:value-type="string">
            <text:p text:style-name="P17">0-куб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covered-table-cell/>
          <table:covered-table-cell/>
          <table:table-cell table:style-name="Таблица2.C2" office:value-type="string">
            <text:p text:style-name="P22">0</text:p>
            <text:p text:style-name="P22">0</text:p>
            <text:p text:style-name="P22">1</text:p>
            <text:p text:style-name="P22">0</text:p>
            <text:p text:style-name="P22">0</text:p>
          </table:table-cell>
          <table:table-cell table:style-name="Таблица2.C2" office:value-type="string">
            <text:p text:style-name="P22">0</text:p>
            <text:p text:style-name="P22">0</text:p>
            <text:p text:style-name="P22">1</text:p>
            <text:p text:style-name="P22">1</text:p>
            <text:p text:style-name="P22">0</text:p>
          </table:table-cell>
          <table:table-cell table:style-name="Таблица2.C2" office:value-type="string">
            <text:p text:style-name="P22">0</text:p>
            <text:p text:style-name="P22">0</text:p>
            <text:p text:style-name="P22">1</text:p>
            <text:p text:style-name="P22">1</text:p>
            <text:p text:style-name="P22">1</text:p>
          </table:table-cell>
          <table:table-cell table:style-name="Таблица2.F2" office:value-type="string">
            <text:p text:style-name="P22">0</text:p>
            <text:p text:style-name="P22">1</text:p>
            <text:p text:style-name="P22">0</text:p>
            <text:p text:style-name="P22">0</text:p>
            <text:p text:style-name="P22">0</text:p>
          </table:table-cell>
          <table:table-cell table:style-name="Таблица2.F2" office:value-type="string">
            <text:p text:style-name="P22">0</text:p>
            <text:p text:style-name="P22">1</text:p>
            <text:p text:style-name="P22">0</text:p>
            <text:p text:style-name="P22">0</text:p>
            <text:p text:style-name="P22">1</text:p>
          </table:table-cell>
          <table:table-cell table:style-name="Таблица2.F2" office:value-type="string">
            <text:p text:style-name="P22">0</text:p>
            <text:p text:style-name="P22">1</text:p>
            <text:p text:style-name="P22">0</text:p>
            <text:p text:style-name="P22">1</text:p>
            <text:p text:style-name="P22">1</text:p>
          </table:table-cell>
          <table:table-cell table:style-name="Таблица2.F2" office:value-type="string">
            <text:p text:style-name="P22">1</text:p>
            <text:p text:style-name="P22">0</text:p>
            <text:p text:style-name="P22">0</text:p>
            <text:p text:style-name="P22">0</text:p>
            <text:p text:style-name="P22">0</text:p>
          </table:table-cell>
          <table:table-cell table:style-name="Таблица2.F2" office:value-type="string">
            <text:p text:style-name="P22">1</text:p>
            <text:p text:style-name="P22">0</text:p>
            <text:p text:style-name="P22">0</text:p>
            <text:p text:style-name="P22">1</text:p>
            <text:p text:style-name="P22">0</text:p>
          </table:table-cell>
          <table:table-cell table:style-name="Таблица2.F2" office:value-type="string">
            <text:p text:style-name="P22">1</text:p>
            <text:p text:style-name="P22">0</text:p>
            <text:p text:style-name="P22">0</text:p>
            <text:p text:style-name="P22">1</text:p>
            <text:p text:style-name="P22">1</text:p>
          </table:table-cell>
          <table:table-cell table:style-name="Таблица2.C2" office:value-type="string">
            <text:p text:style-name="P22">1</text:p>
            <text:p text:style-name="P22">0</text:p>
            <text:p text:style-name="P22">1</text:p>
            <text:p text:style-name="P22">0</text:p>
            <text:p text:style-name="P22">0</text:p>
          </table:table-cell>
          <table:table-cell table:style-name="Таблица2.C2" office:value-type="string">
            <text:p text:style-name="P22">1</text:p>
            <text:p text:style-name="P22">0</text:p>
            <text:p text:style-name="P22">1</text:p>
            <text:p text:style-name="P22">0</text:p>
            <text:p text:style-name="P22">1</text:p>
          </table:table-cell>
          <table:table-cell table:style-name="Таблица2.C2" office:value-type="string">
            <text:p text:style-name="P22">1</text:p>
            <text:p text:style-name="P22">0</text:p>
            <text:p text:style-name="P22">1</text:p>
            <text:p text:style-name="P22">1</text:p>
            <text:p text:style-name="P22">1</text:p>
          </table:table-cell>
          <table:table-cell table:style-name="Таблица2.F2" office:value-type="string">
            <text:p text:style-name="P22">1</text:p>
            <text:p text:style-name="P22">1</text:p>
            <text:p text:style-name="P22">1</text:p>
            <text:p text:style-name="P22">0</text:p>
            <text:p text:style-name="P22">0</text:p>
          </table:table-cell>
          <table:table-cell table:style-name="Таблица2.F2" office:value-type="string">
            <text:p text:style-name="P22">1</text:p>
            <text:p text:style-name="P22">1</text:p>
            <text:p text:style-name="P22">1</text:p>
            <text:p text:style-name="P22">1</text:p>
            <text:p text:style-name="P22">0</text:p>
          </table:table-cell>
          <table:table-cell table:style-name="Таблица2.Q2" office:value-type="string">
            <text:p text:style-name="P22">1</text:p>
            <text:p text:style-name="P22">1</text:p>
            <text:p text:style-name="P22">1</text:p>
            <text:p text:style-name="P22">1</text:p>
            <text:p text:style-name="P22">1</text:p>
          </table:table-cell>
        </table:table-row>
        <table:table-row table:style-name="Таблица2.3">
          <table:covered-table-cell/>
          <table:covered-table-cell/>
          <table:table-cell table:style-name="Таблица2.C2" office:value-type="string">
            <text:p text:style-name="P17">1</text:p>
          </table:table-cell>
          <table:table-cell table:style-name="Таблица2.C2" office:value-type="string">
            <text:p text:style-name="P17">2</text:p>
          </table:table-cell>
          <table:table-cell table:style-name="Таблица2.C2" office:value-type="string">
            <text:p text:style-name="P17">3</text:p>
          </table:table-cell>
          <table:table-cell table:style-name="Таблица2.F2" office:value-type="string">
            <text:p text:style-name="P17">4</text:p>
          </table:table-cell>
          <table:table-cell table:style-name="Таблица2.F2" office:value-type="string">
            <text:p text:style-name="P17">5</text:p>
          </table:table-cell>
          <table:table-cell table:style-name="Таблица2.F2" office:value-type="string">
            <text:p text:style-name="P17">6</text:p>
          </table:table-cell>
          <table:table-cell table:style-name="Таблица2.F2" office:value-type="string">
            <text:p text:style-name="P17">7</text:p>
          </table:table-cell>
          <table:table-cell table:style-name="Таблица2.F2" office:value-type="string">
            <text:p text:style-name="P17">8</text:p>
          </table:table-cell>
          <table:table-cell table:style-name="Таблица2.F2" office:value-type="string">
            <text:p text:style-name="P17">9</text:p>
          </table:table-cell>
          <table:table-cell table:style-name="Таблица2.C2" office:value-type="string">
            <text:p text:style-name="P17">10</text:p>
          </table:table-cell>
          <table:table-cell table:style-name="Таблица2.C2" office:value-type="string">
            <text:p text:style-name="P17">11</text:p>
          </table:table-cell>
          <table:table-cell table:style-name="Таблица2.C2" office:value-type="string">
            <text:p text:style-name="P17">12</text:p>
          </table:table-cell>
          <table:table-cell table:style-name="Таблица2.F2" office:value-type="string">
            <text:p text:style-name="P17">13</text:p>
          </table:table-cell>
          <table:table-cell table:style-name="Таблица2.F2" office:value-type="string">
            <text:p text:style-name="P17">14</text:p>
          </table:table-cell>
          <table:table-cell table:style-name="Таблица2.Q2" office:value-type="string">
            <text:p text:style-name="P17">15</text:p>
          </table:table-cell>
        </table:table-row>
        <table:table-row table:style-name="Таблица2.4">
          <table:table-cell table:style-name="Таблица2.F2" office:value-type="string">
            <text:p text:style-name="P53">1</text:p>
          </table:table-cell>
          <table:table-cell table:style-name="Таблица2.F2" office:value-type="string">
            <text:p text:style-name="P43">100XX</text:p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>*</text:p>
          </table:table-cell>
          <table:table-cell table:style-name="Таблица2.F2" office:value-type="string">
            <text:p text:style-name="P17">*</text:p>
          </table:table-cell>
          <table:table-cell table:style-name="Таблица2.F2" office:value-type="string">
            <text:p text:style-name="P17">*</text:p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Q2" office:value-type="string">
            <text:p text:style-name="P17"/>
          </table:table-cell>
        </table:table-row>
        <table:table-row table:style-name="Таблица2.5">
          <table:table-cell table:style-name="Таблица2.C2" office:value-type="string">
            <text:p text:style-name="P53">2</text:p>
          </table:table-cell>
          <table:table-cell table:style-name="Таблица2.C2" office:value-type="string">
            <text:p text:style-name="P43">10X0X</text:p>
          </table:table-cell>
          <table:table-cell table:style-name="Таблица2.C2" office:value-type="string">
            <text:p text:style-name="P17"/>
          </table:table-cell>
          <table:table-cell table:style-name="Таблица2.C2" office:value-type="string">
            <text:p text:style-name="P17"/>
          </table:table-cell>
          <table:table-cell table:style-name="Таблица2.C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C2" office:value-type="string">
            <text:p text:style-name="P17">*</text:p>
          </table:table-cell>
          <table:table-cell table:style-name="Таблица2.C2" office:value-type="string">
            <text:p text:style-name="P17">*</text:p>
          </table:table-cell>
          <table:table-cell table:style-name="Таблица2.C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Q2" office:value-type="string">
            <text:p text:style-name="P17"/>
          </table:table-cell>
        </table:table-row>
        <table:table-row table:style-name="Таблица2.6">
          <table:table-cell table:style-name="Таблица2.C2" office:value-type="string">
            <text:p text:style-name="P53">3</text:p>
          </table:table-cell>
          <table:table-cell table:style-name="Таблица2.C2" office:value-type="string">
            <text:p text:style-name="P65">10XX1</text:p>
          </table:table-cell>
          <table:table-cell table:style-name="Таблица2.C2" office:value-type="string">
            <text:p text:style-name="P17"/>
          </table:table-cell>
          <table:table-cell table:style-name="Таблица2.C2" office:value-type="string">
            <text:p text:style-name="P17"/>
          </table:table-cell>
          <table:table-cell table:style-name="Таблица2.C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>*</text:p>
          </table:table-cell>
          <table:table-cell table:style-name="Таблица2.C2" office:value-type="string">
            <text:p text:style-name="P17"/>
          </table:table-cell>
          <table:table-cell table:style-name="Таблица2.C2" office:value-type="string">
            <text:p text:style-name="P17">*</text:p>
          </table:table-cell>
          <table:table-cell table:style-name="Таблица2.C2" office:value-type="string">
            <text:p text:style-name="P17">*</text:p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Q2" office:value-type="string">
            <text:p text:style-name="P17"/>
          </table:table-cell>
        </table:table-row>
        <table:table-row table:style-name="Таблица2.7">
          <table:table-cell table:style-name="Таблица2.C2" office:value-type="string">
            <text:p text:style-name="P53">4</text:p>
          </table:table-cell>
          <table:table-cell table:style-name="Таблица2.C2" office:value-type="string">
            <text:p text:style-name="P41">1X10X</text:p>
          </table:table-cell>
          <table:table-cell table:style-name="Таблица2.C2" office:value-type="string">
            <text:p text:style-name="P17"/>
          </table:table-cell>
          <table:table-cell table:style-name="Таблица2.C2" office:value-type="string">
            <text:p text:style-name="P17"/>
          </table:table-cell>
          <table:table-cell table:style-name="Таблица2.C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C2" office:value-type="string">
            <text:p text:style-name="P17">*</text:p>
          </table:table-cell>
          <table:table-cell table:style-name="Таблица2.C2" office:value-type="string">
            <text:p text:style-name="P17">*</text:p>
          </table:table-cell>
          <table:table-cell table:style-name="Таблица2.C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Q2" office:value-type="string">
            <text:p text:style-name="P17"/>
          </table:table-cell>
        </table:table-row>
        <table:table-row table:style-name="Таблица2.8">
          <table:table-cell table:style-name="Таблица2.C2" office:value-type="string">
            <text:p text:style-name="P53">5</text:p>
          </table:table-cell>
          <table:table-cell table:style-name="Таблица2.C2" office:value-type="string">
            <text:p text:style-name="P39">1X1X1</text:p>
          </table:table-cell>
          <table:table-cell table:style-name="Таблица2.C2" office:value-type="string">
            <text:p text:style-name="P17"/>
          </table:table-cell>
          <table:table-cell table:style-name="Таблица2.C2" office:value-type="string">
            <text:p text:style-name="P17"/>
          </table:table-cell>
          <table:table-cell table:style-name="Таблица2.C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C2" office:value-type="string">
            <text:p text:style-name="P17"/>
          </table:table-cell>
          <table:table-cell table:style-name="Таблица2.C2" office:value-type="string">
            <text:p text:style-name="P17">*</text:p>
          </table:table-cell>
          <table:table-cell table:style-name="Таблица2.C2" office:value-type="string">
            <text:p text:style-name="P17">*</text:p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Q2" office:value-type="string">
            <text:p text:style-name="P17">*</text:p>
          </table:table-cell>
        </table:table-row>
        <table:table-row table:style-name="Таблица2.9">
          <table:table-cell table:style-name="Таблица2.F2" office:value-type="string">
            <text:p text:style-name="P53">6</text:p>
          </table:table-cell>
          <table:table-cell table:style-name="Таблица2.F2" office:value-type="string">
            <text:p text:style-name="P39">111XX</text:p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/>
          </table:table-cell>
          <table:table-cell table:style-name="Таблица2.F2" office:value-type="string">
            <text:p text:style-name="P17">*</text:p>
          </table:table-cell>
          <table:table-cell table:style-name="Таблица2.F2" office:value-type="string">
            <text:p text:style-name="P17">*</text:p>
          </table:table-cell>
          <table:table-cell table:style-name="Таблица2.Q2" office:value-type="string">
            <text:p text:style-name="P17">*</text:p>
          </table:table-cell>
        </table:table-row>
        <table:table-row table:style-name="Таблица2.10">
          <table:table-cell table:style-name="Таблица2.C2" office:value-type="string">
            <text:p text:style-name="P24">7</text:p>
          </table:table-cell>
          <table:table-cell table:style-name="Таблица2.C2" office:value-type="string">
            <text:p text:style-name="P37">001X0</text:p>
          </table:table-cell>
          <table:table-cell table:style-name="Таблица2.C2" office:value-type="string">
            <text:p text:style-name="P20">*</text:p>
          </table:table-cell>
          <table:table-cell table:style-name="Таблица2.C2" office:value-type="string">
            <text:p text:style-name="P20">*</text:p>
          </table:table-cell>
          <table:table-cell table:style-name="Таблица2.C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Q2" office:value-type="string">
            <text:p text:style-name="P20"/>
          </table:table-cell>
        </table:table-row>
        <table:table-row table:style-name="Таблица2.11">
          <table:table-cell table:style-name="Таблица2.C2" office:value-type="string">
            <text:p text:style-name="P24">8</text:p>
          </table:table-cell>
          <table:table-cell table:style-name="Таблица2.C2" office:value-type="string">
            <text:p text:style-name="P35">X0100</text:p>
          </table:table-cell>
          <table:table-cell table:style-name="Таблица2.C2" office:value-type="string">
            <text:p text:style-name="P20">*</text:p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C2" office:value-type="string">
            <text:p text:style-name="P20">*</text:p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Q2" office:value-type="string">
            <text:p text:style-name="P20"/>
          </table:table-cell>
        </table:table-row>
        <table:table-row table:style-name="Таблица2.12">
          <table:table-cell table:style-name="Таблица2.F2" office:value-type="string">
            <text:p text:style-name="P24">9</text:p>
          </table:table-cell>
          <table:table-cell table:style-name="Таблица2.F2" office:value-type="string">
            <text:p text:style-name="P35">0100X</text:p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>*</text:p>
          </table:table-cell>
          <table:table-cell table:style-name="Таблица2.F2" office:value-type="string">
            <text:p text:style-name="P20">*</text:p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Q2" office:value-type="string">
            <text:p text:style-name="P20"/>
          </table:table-cell>
        </table:table-row>
        <table:table-row table:style-name="Таблица2.13">
          <table:table-cell table:style-name="Таблица2.C2" office:value-type="string">
            <text:p text:style-name="P24">10</text:p>
          </table:table-cell>
          <table:table-cell table:style-name="Таблица2.C2" office:value-type="string">
            <text:p text:style-name="P35">0011X</text:p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>*</text:p>
          </table:table-cell>
          <table:table-cell table:style-name="Таблица2.C2" office:value-type="string">
            <text:p text:style-name="P20">*</text:p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Q2" office:value-type="string">
            <text:p text:style-name="P20"/>
          </table:table-cell>
        </table:table-row>
        <table:table-row table:style-name="Таблица2.14">
          <table:table-cell table:style-name="Таблица2.F2" office:value-type="string">
            <text:p text:style-name="P24">11</text:p>
          </table:table-cell>
          <table:table-cell table:style-name="Таблица2.F2" office:value-type="string">
            <text:p text:style-name="P35">010X1</text:p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>*</text:p>
          </table:table-cell>
          <table:table-cell table:style-name="Таблица2.F2" office:value-type="string">
            <text:p text:style-name="P20">*</text:p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Q2" office:value-type="string">
            <text:p text:style-name="P20"/>
          </table:table-cell>
        </table:table-row>
        <table:table-row table:style-name="Таблица2.15">
          <table:table-cell table:style-name="Таблица2.C2" office:value-type="string">
            <text:p text:style-name="P24">12</text:p>
          </table:table-cell>
          <table:table-cell table:style-name="Таблица2.C2" office:value-type="string">
            <text:p text:style-name="P35">1X010</text:p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>*</text:p>
          </table:table-cell>
          <table:table-cell table:style-name="Таблица2.F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Q2" office:value-type="string">
            <text:p text:style-name="P20"/>
          </table:table-cell>
        </table:table-row>
        <table:table-row table:style-name="Таблица2.16">
          <table:table-cell table:style-name="Таблица2.C2" office:value-type="string">
            <text:p text:style-name="P24">13</text:p>
          </table:table-cell>
          <table:table-cell table:style-name="Таблица2.C2" office:value-type="string">
            <text:p text:style-name="P35">X0111</text:p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>*</text:p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>*</text:p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Q2" office:value-type="string">
            <text:p text:style-name="P20"/>
          </table:table-cell>
        </table:table-row>
        <table:table-row table:style-name="Таблица2.17">
          <table:table-cell table:style-name="Таблица2.C2" office:value-type="string">
            <text:p text:style-name="P24">14</text:p>
          </table:table-cell>
          <table:table-cell table:style-name="Таблица2.C2" office:value-type="string">
            <text:p text:style-name="P35">11X10</text:p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C2" office:value-type="string">
            <text:p text:style-name="P20"/>
          </table:table-cell>
          <table:table-cell table:style-name="Таблица2.F2" office:value-type="string">
            <text:p text:style-name="P20"/>
          </table:table-cell>
          <table:table-cell table:style-name="Таблица2.F2" office:value-type="string">
            <text:p text:style-name="P20">*</text:p>
          </table:table-cell>
          <table:table-cell table:style-name="Таблица2.Q2" office:value-type="string">
            <text:p text:style-name="P20"/>
          </table:table-cell>
        </table:table-row>
      </table:table>
      <text:p text:style-name="P62"/>
      <text:p text:style-name="P75">Импликанты 1, 6, 9 и 11 — существенные. <draw:frame draw:style-name="fr1" draw:name="Объект2" text:anchor-type="as-char" svg:y="-1.139cm" svg:width="2.441cm" svg:height="2.1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9"><text:span text:style-name="T14">Приведенная импликантная таблица:</text:span></text:p>
      <text:p text:style-name="P6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5"/>
        <table:table-column table:style-name="Таблица3.H"/>
        <table:table-row>
          <table:table-cell table:style-name="Таблица3.A1" table:number-rows-spanned="3" table:number-columns-spanned="2" office:value-type="string">
            <text:p text:style-name="P19"/>
            <text:p text:style-name="P19">Простые импликанты</text:p>
            <text:p text:style-name="P19">(максимальные кубы<text:span text:style-name="T22">)</text:span></text:p>
          </table:table-cell>
          <table:covered-table-cell/>
          <table:table-cell table:style-name="Таблица3.C1" table:number-columns-spanned="6" office:value-type="string">
            <text:p text:style-name="P19">0-куб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covered-table-cell/>
          <table:covered-table-cell/>
          <table:table-cell table:style-name="Таблица3.C2" office:value-type="string">
            <text:p text:style-name="P23">0</text:p>
            <text:p text:style-name="P23">0</text:p>
            <text:p text:style-name="P23">1</text:p>
            <text:p text:style-name="P23">0</text:p>
            <text:p text:style-name="P23">0</text:p>
          </table:table-cell>
          <table:table-cell table:style-name="Таблица3.C2" office:value-type="string">
            <text:p text:style-name="P23">0</text:p>
            <text:p text:style-name="P23">0</text:p>
            <text:p text:style-name="P23">1</text:p>
            <text:p text:style-name="P23">1</text:p>
            <text:p text:style-name="P23">0</text:p>
          </table:table-cell>
          <table:table-cell table:style-name="Таблица3.C2" office:value-type="string">
            <text:p text:style-name="P23">0</text:p>
            <text:p text:style-name="P23">0</text:p>
            <text:p text:style-name="P23">1</text:p>
            <text:p text:style-name="P23">1</text:p>
            <text:p text:style-name="P23">1</text:p>
          </table:table-cell>
          <table:table-cell table:style-name="Таблица3.C2" office:value-type="string">
            <text:p text:style-name="P23">1</text:p>
            <text:p text:style-name="P23">0</text:p>
            <text:p text:style-name="P23">1</text:p>
            <text:p text:style-name="P23">0</text:p>
            <text:p text:style-name="P23">0</text:p>
          </table:table-cell>
          <table:table-cell table:style-name="Таблица3.C2" office:value-type="string">
            <text:p text:style-name="P23">1</text:p>
            <text:p text:style-name="P23">0</text:p>
            <text:p text:style-name="P23">1</text:p>
            <text:p text:style-name="P23">0</text:p>
            <text:p text:style-name="P23">1</text:p>
          </table:table-cell>
          <table:table-cell table:style-name="Таблица3.H2" office:value-type="string">
            <text:p text:style-name="P23">1</text:p>
            <text:p text:style-name="P23">0</text:p>
            <text:p text:style-name="P23">1</text:p>
            <text:p text:style-name="P23">1</text:p>
            <text:p text:style-name="P23">1</text:p>
          </table:table-cell>
        </table:table-row>
        <table:table-row table:style-name="Таблица3.3">
          <table:covered-table-cell/>
          <table:covered-table-cell/>
          <table:table-cell table:style-name="Таблица3.C2" office:value-type="string">
            <text:p text:style-name="P25">a</text:p>
          </table:table-cell>
          <table:table-cell table:style-name="Таблица3.C2" office:value-type="string">
            <text:p text:style-name="P25">b</text:p>
          </table:table-cell>
          <table:table-cell table:style-name="Таблица3.C2" office:value-type="string">
            <text:p text:style-name="P25">c</text:p>
          </table:table-cell>
          <table:table-cell table:style-name="Таблица3.C2" office:value-type="string">
            <text:p text:style-name="P25">d</text:p>
          </table:table-cell>
          <table:table-cell table:style-name="Таблица3.C2" office:value-type="string">
            <text:p text:style-name="P25">e</text:p>
          </table:table-cell>
          <table:table-cell table:style-name="Таблица3.H2" office:value-type="string">
            <text:p text:style-name="P25">f</text:p>
          </table:table-cell>
        </table:table-row>
        <table:table-row table:style-name="Таблица3.4">
          <table:table-cell table:style-name="Таблица3.A1" office:value-type="string">
            <text:p text:style-name="P44">10X0X</text:p>
          </table:table-cell>
          <table:table-cell table:style-name="Таблица3.A1" office:value-type="string">
            <text:p text:style-name="P45">A</text:p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>*</text:p>
          </table:table-cell>
          <table:table-cell table:style-name="Таблица3.C2" office:value-type="string">
            <text:p text:style-name="P19">*</text:p>
          </table:table-cell>
          <table:table-cell table:style-name="Таблица3.H2" office:value-type="string">
            <text:p text:style-name="P19"/>
          </table:table-cell>
        </table:table-row>
        <table:table-row table:style-name="Таблица3.5">
          <table:table-cell table:style-name="Таблица3.C2" office:value-type="string">
            <text:p text:style-name="P42">10XX1</text:p>
          </table:table-cell>
          <table:table-cell table:style-name="Таблица3.C2" office:value-type="string">
            <text:p text:style-name="P45">B</text:p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>*</text:p>
          </table:table-cell>
          <table:table-cell table:style-name="Таблица3.H2" office:value-type="string">
            <text:p text:style-name="P19">*</text:p>
          </table:table-cell>
        </table:table-row>
        <table:table-row table:style-name="Таблица3.6">
          <table:table-cell table:style-name="Таблица3.C2" office:value-type="string">
            <text:p text:style-name="P42">1X10X</text:p>
          </table:table-cell>
          <table:table-cell table:style-name="Таблица3.C2" office:value-type="string">
            <text:p text:style-name="P45">C</text:p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>*</text:p>
          </table:table-cell>
          <table:table-cell table:style-name="Таблица3.C2" office:value-type="string">
            <text:p text:style-name="P19">*</text:p>
          </table:table-cell>
          <table:table-cell table:style-name="Таблица3.H2" office:value-type="string">
            <text:p text:style-name="P19"/>
          </table:table-cell>
        </table:table-row>
        <table:table-row table:style-name="Таблица3.7">
          <table:table-cell table:style-name="Таблица3.C2" office:value-type="string">
            <text:p text:style-name="P40">1X1X1</text:p>
          </table:table-cell>
          <table:table-cell table:style-name="Таблица3.C2" office:value-type="string">
            <text:p text:style-name="P45">D</text:p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/>
          </table:table-cell>
          <table:table-cell table:style-name="Таблица3.C2" office:value-type="string">
            <text:p text:style-name="P19">*</text:p>
          </table:table-cell>
          <table:table-cell table:style-name="Таблица3.H2" office:value-type="string">
            <text:p text:style-name="P19">*</text:p>
          </table:table-cell>
        </table:table-row>
        <table:table-row table:style-name="Таблица3.8">
          <table:table-cell table:style-name="Таблица3.C2" office:value-type="string">
            <text:p text:style-name="P38">001X0</text:p>
          </table:table-cell>
          <table:table-cell table:style-name="Таблица3.C2" office:value-type="string">
            <text:p text:style-name="P45">E</text:p>
          </table:table-cell>
          <table:table-cell table:style-name="Таблица3.C2" office:value-type="string">
            <text:p text:style-name="P21">*</text:p>
          </table:table-cell>
          <table:table-cell table:style-name="Таблица3.C2" office:value-type="string">
            <text:p text:style-name="P21">*</text:p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H2" office:value-type="string">
            <text:p text:style-name="P21"/>
          </table:table-cell>
        </table:table-row>
        <table:table-row table:style-name="Таблица3.9">
          <table:table-cell table:style-name="Таблица3.C2" office:value-type="string">
            <text:p text:style-name="P36">X0100</text:p>
          </table:table-cell>
          <table:table-cell table:style-name="Таблица3.C2" office:value-type="string">
            <text:p text:style-name="P45">F</text:p>
          </table:table-cell>
          <table:table-cell table:style-name="Таблица3.C2" office:value-type="string">
            <text:p text:style-name="P21">*</text:p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>*</text:p>
          </table:table-cell>
          <table:table-cell table:style-name="Таблица3.C2" office:value-type="string">
            <text:p text:style-name="P21"/>
          </table:table-cell>
          <table:table-cell table:style-name="Таблица3.H2" office:value-type="string">
            <text:p text:style-name="P21"/>
          </table:table-cell>
        </table:table-row>
        <table:table-row table:style-name="Таблица3.10">
          <table:table-cell table:style-name="Таблица3.C2" office:value-type="string">
            <text:p text:style-name="P36">0011X</text:p>
          </table:table-cell>
          <table:table-cell table:style-name="Таблица3.C2" office:value-type="string">
            <text:p text:style-name="P45">G</text:p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>*</text:p>
          </table:table-cell>
          <table:table-cell table:style-name="Таблица3.C2" office:value-type="string">
            <text:p text:style-name="P21">*</text:p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H2" office:value-type="string">
            <text:p text:style-name="P21"/>
          </table:table-cell>
        </table:table-row>
        <table:table-row table:style-name="Таблица3.11">
          <table:table-cell table:style-name="Таблица3.C2" office:value-type="string">
            <text:p text:style-name="P36">1X010</text:p>
          </table:table-cell>
          <table:table-cell table:style-name="Таблица3.C2" office:value-type="string">
            <text:p text:style-name="P45">H</text:p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H2" office:value-type="string">
            <text:p text:style-name="P21"/>
          </table:table-cell>
        </table:table-row>
        <table:table-row table:style-name="Таблица3.12">
          <table:table-cell table:style-name="Таблица3.C2" office:value-type="string">
            <text:p text:style-name="P36">X0111</text:p>
          </table:table-cell>
          <table:table-cell table:style-name="Таблица3.C2" office:value-type="string">
            <text:p text:style-name="P45">I</text:p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>*</text:p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H2" office:value-type="string">
            <text:p text:style-name="P21">*</text:p>
          </table:table-cell>
        </table:table-row>
        <table:table-row table:style-name="Таблица3.13">
          <table:table-cell table:style-name="Таблица3.C2" office:value-type="string">
            <text:p text:style-name="P36">11X10</text:p>
          </table:table-cell>
          <table:table-cell table:style-name="Таблица3.C2" office:value-type="string">
            <text:p text:style-name="P45">J</text:p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C2" office:value-type="string">
            <text:p text:style-name="P21"/>
          </table:table-cell>
          <table:table-cell table:style-name="Таблица3.H2" office:value-type="string">
            <text:p text:style-name="P21"/>
          </table:table-cell>
        </table:table-row>
      </table:table>
      <text:p text:style-name="P64"/>
      <text:p text:style-name="P54">Определение минимального покрытия. Метод Петрика:</text:p>
      <text:p text:style-name="P67">Выпишем буле<text:span text:style-name="T25">в</text:span>о выражение Y, определяющие условие покрытия всех 0-кубов, не покрываемых сущевственными импликантами.</text:p>
      <text:p text:style-name="P67"/>
      <text:p text:style-name="P67"><draw:frame draw:style-name="fr1" draw:name="Объект3" text:anchor-type="as-char" svg:y="-0.573cm" svg:width="16.321cm" svg:height="0.99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7"/>
      <text:p text:style-name="P58">Возможны следующие варианты покрытия:</text:p>
      <text:p text:style-name="P58"/>
      <text:p text:style-name="P72"><text:span text:style-name="T23"><draw:frame draw:style-name="fr1" draw:name="Объект4" text:anchor-type="as-char" svg:y="-1.986cm" svg:width="1.653cm" svg:height="3.886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3">; <text:s text:c="5"/></text:span><text:span text:style-name="T23"><draw:frame draw:style-name="fr1" draw:name="Объект5" text:anchor-type="as-char" svg:y="-1.986cm" svg:width="1.674cm" svg:height="3.886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3">; <text:s text:c="5"/></text:span><text:span text:style-name="T23"><draw:frame draw:style-name="fr1" draw:name="Объект6" text:anchor-type="as-char" svg:y="-1.986cm" svg:width="1.647cm" svg:height="3.886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3">; <text:s text:c="5"/></text:span><text:span text:style-name="T23"><draw:frame draw:style-name="fr1" draw:name="Объект7" text:anchor-type="as-char" svg:y="-1.986cm" svg:width="1.69cm" svg:height="3.886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3">; <text:s text:c="5"/></text:span><text:span text:style-name="T23"><draw:frame draw:style-name="fr1" draw:name="Объект8" text:anchor-type="as-char" svg:y="-1.72cm" svg:width="1.655cm" svg:height="3.35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3">; <text:s text:c="5"/></text:span><text:span text:style-name="T23"><draw:frame draw:style-name="fr1" draw:name="Объект9" text:anchor-type="as-char" svg:y="-1.72cm" svg:width="1.64cm" svg:height="3.35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3">;</text:span></text:p>
      <text:p text:style-name="P76"><text:span text:style-name="T23"><draw:frame draw:style-name="fr1" draw:name="Объект10" text:anchor-type="as-char" svg:y="-1.986cm" svg:width="1.639cm" svg:height="3.886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3">; <text:s text:c="5"/></text:span><text:span text:style-name="T23"><draw:frame draw:style-name="fr1" draw:name="Объект11" text:anchor-type="as-char" svg:y="-1.986cm" svg:width="1.679cm" svg:height="3.886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3">; <text:s text:c="5"/></text:span><text:span text:style-name="T23"><draw:frame draw:style-name="fr1" draw:name="Объект12" text:anchor-type="as-char" svg:y="-1.956cm" svg:width="1.647cm" svg:height="3.886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3">; <text:s text:c="5"/></text:span><text:span text:style-name="T23"><draw:frame draw:style-name="fr1" draw:name="Объект13" text:anchor-type="as-char" svg:y="-1.986cm" svg:width="1.774cm" svg:height="3.886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3">; <text:s text:c="4"/></text:span><text:span text:style-name="T23"><draw:frame draw:style-name="fr1" draw:name="Объект14" text:anchor-type="as-char" svg:y="-1.72cm" svg:width="1.771cm" svg:height="3.35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3">; <text:s text:c="4"/></text:span><text:span text:style-name="T23"><draw:frame draw:style-name="fr1" draw:name="Объект15" text:anchor-type="as-char" svg:y="-1.72cm" svg:width="1.799cm" svg:height="3.35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3"><text:s text:c="5"/></text:span></text:p>
      <text:p text:style-name="P68"><text:s/></text:p>
      <text:p text:style-name="P57">Минимальные покрытия:</text:p>
      <text:p text:style-name="P57"/>
      <text:p text:style-name="P55"><text:span text:style-name="T23"><draw:frame draw:style-name="fr1" draw:name="Объект16" text:anchor-type="as-char" svg:y="-2.103cm" svg:width="3.983cm" svg:height="4.043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24"><draw:frame draw:style-name="fr1" draw:name="Объект17" text:anchor-type="as-char" svg:y="-2.103cm" svg:width="3.972cm" svg:height="4.043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4"><draw:frame draw:style-name="fr1" draw:name="Объект18" text:anchor-type="as-char" svg:y="-2.103cm" svg:width="3.856cm" svg:height="4.043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4"><draw:frame draw:style-name="fr1" draw:name="Объект19" text:anchor-type="as-char" svg:y="-2.103cm" svg:width="4.03cm" svg:height="4.043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69"><draw:frame draw:style-name="fr1" draw:name="Объект20" text:anchor-type="as-char" svg:y="-0.51cm" svg:width="3.738cm" svg:height="0.69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69"/>
      <text:p text:style-name="P70">Этим покрытиям соответствуют МДНФ следующего вида:</text:p>
      <text:p text:style-name="P70"/>
      <text:p text:style-name="P70"><draw:frame draw:style-name="fr1" draw:name="Объект21" text:anchor-type="as-char" svg:y="-0.439cm" svg:width="14.884cm" svg:height="0.619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70"><draw:frame draw:style-name="fr1" draw:name="Объект22" text:anchor-type="as-char" svg:y="-0.439cm" svg:width="14.885cm" svg:height="0.619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70"><draw:frame draw:style-name="fr1" draw:name="Объект23" text:anchor-type="as-char" svg:y="-0.439cm" svg:width="14.885cm" svg:height="0.619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70"><draw:frame draw:style-name="fr1" draw:name="Объект24" text:anchor-type="as-char" svg:y="-0.439cm" svg:width="14.903cm" svg:height="0.619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70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8.309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3T14:22:24.495809626</meta:creation-date>
    <dc:date>2020-10-23T20:43:43.749797672</dc:date>
    <meta:editing-duration>PT45M41S</meta:editing-duration>
    <meta:editing-cycles>5</meta:editing-cycles>
    <meta:generator>LibreOffice/7.0.1.2$Linux_X86_64 LibreOffice_project/00$Build-2</meta:generator>
    <meta:document-statistic meta:table-count="5" meta:image-count="0" meta:object-count="25" meta:page-count="7" meta:paragraph-count="668" meta:word-count="1040" meta:character-count="2914" meta:non-whitespace-character-count="2475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f</mi>
              <mo stretchy="false">=</mo>
              <msub>
                <mover accent="true">
                  <mi>x</mi>
                  <mo stretchy="false">¯</mo>
                </mover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i>x</mi>
              <mn>3</mn>
            </msub>
            <msub>
              <mover accent="true">
                <mi>x</mi>
                <mo stretchy="false">¯</mo>
              </mover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over accent="true">
                  <mi>x</mi>
                  <mo stretchy="false">¯</mo>
                </mover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i>x</mi>
              <mn>3</mn>
            </msub>
            <msub>
              <mi>x</mi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over accent="true">
                  <mi>x</mi>
                  <mo stretchy="false">¯</mo>
                </mover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i>x</mi>
              <mn>3</mn>
            </msub>
            <msub>
              <mi>x</mi>
              <mn>4</mn>
            </msub>
            <mrow>
              <msub>
                <mi>x</mi>
                <mn>5</mn>
              </msub>
              <mo stretchy="false">∨</mo>
              <msub>
                <mover accent="true">
                  <mi>x</mi>
                  <mo stretchy="false">¯</mo>
                </mover>
                <mn>1</mn>
              </msub>
            </mrow>
            <msub>
              <mi>x</mi>
              <mn>2</mn>
            </msub>
            <msub>
              <mover accent="true">
                <mi>x</mi>
                <mo stretchy="false">¯</mo>
              </mover>
              <mn>3</mn>
            </msub>
            <msub>
              <mover accent="true">
                <mi>x</mi>
                <mo stretchy="false">¯</mo>
              </mover>
              <mn>4</mn>
            </msub>
            <mrow>
              <mover accent="true">
                <msub>
                  <mi>x</mi>
                  <mn>5</mn>
                </msub>
                <mo stretchy="false">¯</mo>
              </mover>
              <mo stretchy="false">∨</mo>
              <msub>
                <mover accent="true">
                  <mi>x</mi>
                  <mo stretchy="false">¯</mo>
                </mover>
                <mn>1</mn>
              </msub>
            </mrow>
            <msub>
              <mi>x</mi>
              <mn>2</mn>
            </msub>
            <msub>
              <mover accent="true">
                <mi>x</mi>
                <mo stretchy="false">¯</mo>
              </mover>
              <mn>3</mn>
            </msub>
            <msub>
              <mover accent="true">
                <mi>x</mi>
                <mo stretchy="false">¯</mo>
              </mover>
              <mn>4</mn>
            </msub>
            <mrow>
              <msub>
                <mi>x</mi>
                <mn>5</mn>
              </msub>
              <mo stretchy="false">∨</mo>
              <msub>
                <mover accent="true">
                  <mi>x</mi>
                  <mo stretchy="false">¯</mo>
                </mover>
                <mn>1</mn>
              </msub>
            </mrow>
            <msub>
              <mi>x</mi>
              <mn>2</mn>
            </msub>
            <msub>
              <mover accent="true">
                <mi>x</mi>
                <mo stretchy="false">¯</mo>
              </mover>
              <mn>3</mn>
            </msub>
            <msub>
              <mi>x</mi>
              <mn>4</mn>
            </msub>
            <mrow>
              <msub>
                <mi>x</mi>
                <mn>5</mn>
              </msub>
              <mo stretchy="false">∨</mo>
              <mrow/>
            </mrow>
          </mrow>
        </mtd>
      </mtr>
      <mtr>
        <mtd>
          <mrow>
            <mrow>
              <mrow/>
              <mo stretchy="false">∨</mo>
              <msub>
                <mi>x</mi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over accent="true">
                <mi>x</mi>
                <mo stretchy="false">¯</mo>
              </mover>
              <mn>3</mn>
            </msub>
            <msub>
              <mover accent="true">
                <mi>x</mi>
                <mo stretchy="false">¯</mo>
              </mover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i>x</mi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over accent="true">
                <mi>x</mi>
                <mo stretchy="false">¯</mo>
              </mover>
              <mn>3</mn>
            </msub>
            <msub>
              <mi>x</mi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i>x</mi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over accent="true">
                <mi>x</mi>
                <mo stretchy="false">¯</mo>
              </mover>
              <mn>3</mn>
            </msub>
            <msub>
              <mi>x</mi>
              <mn>4</mn>
            </msub>
            <mrow>
              <msub>
                <mi>x</mi>
                <mn>5</mn>
              </msub>
              <mo stretchy="false">∨</mo>
              <msub>
                <mi>x</mi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i>x</mi>
              <mn>3</mn>
            </msub>
            <msub>
              <mover accent="true">
                <mi>x</mi>
                <mo stretchy="false">¯</mo>
              </mover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i>x</mi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i>x</mi>
              <mn>3</mn>
            </msub>
            <msub>
              <mover accent="true">
                <mi>x</mi>
                <mo stretchy="false">¯</mo>
              </mover>
              <mn>4</mn>
            </msub>
            <mrow>
              <msub>
                <mi>x</mi>
                <mn>5</mn>
              </msub>
              <mo stretchy="false">∨</mo>
              <msub>
                <mi>x</mi>
                <mn>1</mn>
              </msub>
            </mrow>
            <msub>
              <mover accent="true">
                <mi>x</mi>
                <mo stretchy="false">¯</mo>
              </mover>
              <mn>2</mn>
            </msub>
            <msub>
              <mi>x</mi>
              <mn>3</mn>
            </msub>
            <msub>
              <mi>x</mi>
              <mn>4</mn>
            </msub>
            <mrow>
              <msub>
                <mi>x</mi>
                <mn>5</mn>
              </msub>
              <mo stretchy="false">∨</mo>
              <mrow/>
            </mrow>
          </mrow>
        </mtd>
      </mtr>
      <mtr>
        <mtd>
          <mrow>
            <mrow>
              <mrow/>
              <mo stretchy="false">∨</mo>
              <msub>
                <mi>x</mi>
                <mn>1</mn>
              </msub>
            </mrow>
            <msub>
              <mi>x</mi>
              <mn>2</mn>
            </msub>
            <msub>
              <mi>x</mi>
              <mn>3</mn>
            </msub>
            <msub>
              <mover accent="true">
                <mi>x</mi>
                <mo stretchy="false">¯</mo>
              </mover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i>x</mi>
                <mn>1</mn>
              </msub>
            </mrow>
            <msub>
              <mi>x</mi>
              <mn>2</mn>
            </msub>
            <msub>
              <mi>x</mi>
              <mn>3</mn>
            </msub>
            <msub>
              <mi>x</mi>
              <mn>4</mn>
            </msub>
            <mrow>
              <msub>
                <mover accent="true">
                  <mi>x</mi>
                  <mo stretchy="false">¯</mo>
                </mover>
                <mn>5</mn>
              </msub>
              <mo stretchy="false">∨</mo>
              <msub>
                <mi>x</mi>
                <mn>1</mn>
              </msub>
            </mrow>
            <msub>
              <mi>x</mi>
              <mn>2</mn>
            </msub>
            <msub>
              <mi>x</mi>
              <mn>3</mn>
            </msub>
            <msub>
              <mi>x</mi>
              <mn>4</mn>
            </msub>
            <msub>
              <mi>x</mi>
              <mn>5</mn>
            </msub>
          </mrow>
        </mtd>
      </mtr>
    </mtable>
    <annotation encoding="StarMath 5.0">f = {bar x}_1 {bar x}_2 x_3 {bar x}_4 {bar x}_5 or
{bar x}_1 {bar x}_2 x_3 x_4 {bar x}_5 or
{bar x}_1 {bar x}_2 x_3 x_4 x_5 or
{bar x}_1 x_2 {bar x}_3 {bar x}_4 bar x_5 or
{bar x}_1 x_2 {bar x}_3 {bar x}_4 x_5 or
{bar x}_1 x_2 {bar x}_3 x_4 x_5 or 
{} newline {} or 
x_1 {bar x}_2 {bar x}_3 {bar x}_4 {bar x}_5 or 
x_1 {bar x}_2 {bar x}_3 x_4 {bar x}_5 or 
x_1 {bar x}_2 {bar x}_3 x_4 x_5 or 
x_1 {bar x}_2 x_3 {bar x}_4 {bar x}_5 or 
x_1 {bar x}_2 x_3 {bar x}_4 x_5 or 
x_1 {bar x}_2 x_3 x_4 x_5 or {} 
newline {} or 
x_1 x_2 x_3 {bar x}_4 {bar x}_5 or 
x_1 x_2 x_3 x_4 {bar x}_5 or 
x_1 x_2 x_3 x_4 x_5</annotation>
  </semantics>
</math>
</file>

<file path=Object 10/content.xml><?xml version="1.0" encoding="utf-8"?>
<math xmlns="http://www.w3.org/1998/Math/MathML" display="block">
  <semantics>
    <mtable>
      <mtr>
        <mtd>
          <mrow>
            <msub>
              <mi>С</mi>
              <mn>6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C</mi>
                    </mtd>
                  </mtr>
                  <mtr>
                    <mtd>
                      <mi>E</mi>
                    </mtd>
                  </mtr>
                  <mtr>
                    <mtd>
                      <mi>I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6</mn>
              <mi>a</mi>
            </msubsup>
            <mo stretchy="false">=</mo>
            <mn>25</mn>
          </mrow>
        </mtd>
      </mtr>
      <mtr>
        <mtd>
          <mrow>
            <msubsup>
              <mi>S</mi>
              <mn>6</mn>
              <mi>b</mi>
            </msubsup>
            <mo stretchy="false">=</mo>
            <mn>32</mn>
          </mrow>
        </mtd>
      </mtr>
    </mtable>
    <annotation encoding="StarMath 5.0">С_6 = left lbrace stack {T # C # E # I}  right rbrace newline
S_6^a=25 newline
S_6^b=32</annotation>
  </semantics>
</math>
</file>

<file path=Object 11/content.xml><?xml version="1.0" encoding="utf-8"?>
<math xmlns="http://www.w3.org/1998/Math/MathML" display="block">
  <semantics>
    <mtable>
      <mtr>
        <mtd>
          <mrow>
            <msub>
              <mi>С</mi>
              <mn>7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B</mi>
                    </mtd>
                  </mtr>
                  <mtr>
                    <mtd>
                      <mi>E</mi>
                    </mtd>
                  </mtr>
                  <mtr>
                    <mtd>
                      <mi>F</mi>
                    </mtd>
                  </mtr>
                  <mtr>
                    <mtd>
                      <mi>I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7</mn>
              <mi>a</mi>
            </msubsup>
            <mo stretchy="false">=</mo>
            <mn>29</mn>
          </mrow>
        </mtd>
      </mtr>
      <mtr>
        <mtd>
          <mrow>
            <msubsup>
              <mi>S</mi>
              <mn>7</mn>
              <mi>b</mi>
            </msubsup>
            <mo stretchy="false">=</mo>
            <mn>37</mn>
          </mrow>
        </mtd>
      </mtr>
    </mtable>
    <annotation encoding="StarMath 5.0">С_7 = left lbrace stack {T # B # E # F # I}  right rbrace newline
S_7^a=29 newline
S_7^b=37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С</mi>
              <mn>8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D</mi>
                    </mtd>
                  </mtr>
                  <mtr>
                    <mtd>
                      <mi>E</mi>
                    </mtd>
                  </mtr>
                  <mtr>
                    <mtd>
                      <mi>F</mi>
                    </mtd>
                  </mtr>
                  <mtr>
                    <mtd>
                      <mi>I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8</mn>
              <mi>a</mi>
            </msubsup>
            <mo stretchy="false">=</mo>
            <mn>29</mn>
          </mrow>
        </mtd>
      </mtr>
      <mtr>
        <mtd>
          <mrow>
            <msubsup>
              <mi>S</mi>
              <mn>8</mn>
              <mi>b</mi>
            </msubsup>
            <mo stretchy="false">=</mo>
            <mn>37</mn>
          </mrow>
        </mtd>
      </mtr>
    </mtable>
    <annotation encoding="StarMath 5.0">С_8 = left lbrace stack {T # D # E # F # I}  right rbrace newline
S_8^a=29 newline
S_8^b=37</annotation>
  </semantics>
</math>
</file>

<file path=Object 13/content.xml><?xml version="1.0" encoding="utf-8"?>
<math xmlns="http://www.w3.org/1998/Math/MathML" display="block">
  <semantics>
    <mtable>
      <mtr>
        <mtd>
          <mrow>
            <msub>
              <mi>С</mi>
              <mn>3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B</mi>
                    </mtd>
                  </mtr>
                  <mtr>
                    <mtd>
                      <mi>C</mi>
                    </mtd>
                  </mtr>
                  <mtr>
                    <mtd>
                      <mi>E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3</mn>
              <mi>a</mi>
            </msubsup>
            <mo stretchy="false">=</mo>
            <mn>28</mn>
          </mrow>
        </mtd>
      </mtr>
      <mtr>
        <mtd>
          <mrow>
            <msubsup>
              <mi>S</mi>
              <mn>3</mn>
              <mi>b</mi>
            </msubsup>
            <mo stretchy="false">=</mo>
            <mn>36</mn>
          </mrow>
        </mtd>
      </mtr>
    </mtable>
    <annotation encoding="StarMath 5.0">С_3 = left lbrace stack {T # B # C # E # G}  right rbrace newline
S_3^a=28 newline
S_3^b=36</annotation>
  </semantics>
</math>
</file>

<file path=Object 14/content.xml><?xml version="1.0" encoding="utf-8"?>
<math xmlns="http://www.w3.org/1998/Math/MathML" display="block">
  <semantics>
    <mtable>
      <mtr>
        <mtd>
          <mrow>
            <msub>
              <mi>С</mi>
              <mn>10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C</mi>
                    </mtd>
                  </mtr>
                  <mtr>
                    <mtd>
                      <mi>F</mi>
                    </mtd>
                  </mtr>
                  <mtr>
                    <mtd>
                      <mi>G</mi>
                    </mtd>
                  </mtr>
                  <mtr>
                    <mtd>
                      <mi>I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10</mn>
              <mi>a</mi>
            </msubsup>
            <mo stretchy="false">=</mo>
            <mn>29</mn>
          </mrow>
        </mtd>
      </mtr>
      <mtr>
        <mtd>
          <mrow>
            <msubsup>
              <mi>S</mi>
              <mn>10</mn>
              <mi>b</mi>
            </msubsup>
            <mo stretchy="false">=</mo>
            <mn>37</mn>
          </mrow>
        </mtd>
      </mtr>
    </mtable>
    <annotation encoding="StarMath 5.0">С_10 = left lbrace stack {T # C # F # G # I}  right rbrace newline
S_10^a=29 newline
S_10^b=37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С</mi>
              <mn>11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B</mi>
                    </mtd>
                  </mtr>
                  <mtr>
                    <mtd>
                      <mi>F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11</mn>
              <mi>a</mi>
            </msubsup>
            <mo stretchy="false">=</mo>
            <mn>25</mn>
          </mrow>
        </mtd>
      </mtr>
      <mtr>
        <mtd>
          <mrow>
            <msubsup>
              <mi>S</mi>
              <mn>11</mn>
              <mi>b</mi>
            </msubsup>
            <mo stretchy="false">=</mo>
            <mn>32</mn>
          </mrow>
        </mtd>
      </mtr>
    </mtable>
    <annotation encoding="StarMath 5.0">С_11 = left lbrace stack {T # B # F # G}  right rbrace newline
S_11^a=25 newline
S_11^b=32</annotation>
  </semantics>
</math>
</file>

<file path=Object 16/content.xml><?xml version="1.0" encoding="utf-8"?>
<math xmlns="http://www.w3.org/1998/Math/MathML" display="block">
  <semantics>
    <mtable>
      <mtr>
        <mtd>
          <mrow>
            <msub>
              <mi>С</mi>
              <mn>12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D</mi>
                    </mtd>
                  </mtr>
                  <mtr>
                    <mtd>
                      <mi>F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12</mn>
              <mi>a</mi>
            </msubsup>
            <mo stretchy="false">=</mo>
            <mn>25</mn>
          </mrow>
        </mtd>
      </mtr>
      <mtr>
        <mtd>
          <mrow>
            <msubsup>
              <mi>S</mi>
              <mn>12</mn>
              <mi>b</mi>
            </msubsup>
            <mo stretchy="false">=</mo>
            <mn>32</mn>
          </mrow>
        </mtd>
      </mtr>
    </mtable>
    <annotation encoding="StarMath 5.0">С_12 = left lbrace stack {T # D # F # G}  right rbrace newline
S_12^a=25 newline
S_12^b=32</annotation>
  </semantics>
</math>
</file>

<file path=Object 17/content.xml><?xml version="1.0" encoding="utf-8"?>
<math xmlns="http://www.w3.org/1998/Math/MathML" display="block">
  <semantics>
    <mrow>
      <msub>
        <mi>С</mi>
        <mrow>
          <mn>1</mn>
          <mi mathvariant="italic">min</mi>
        </mrow>
      </msub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00</mn>
                    <mi mathvariant="italic">XX</mi>
                  </mrow>
                </mtd>
              </mtr>
              <mtr>
                <mtd>
                  <mrow>
                    <mn>111</mn>
                    <mi mathvariant="italic">XX</mi>
                  </mrow>
                </mtd>
              </mtr>
              <mtr>
                <mtd>
                  <mrow>
                    <mn>0100</mn>
                    <mi>X</mi>
                  </mrow>
                </mtd>
              </mtr>
              <mtr>
                <mtd>
                  <mrow>
                    <mn>010</mn>
                    <mi>X</mi>
                    <mn>1</mn>
                  </mrow>
                </mtd>
              </mtr>
              <mtr>
                <mtd>
                  <mrow>
                    <mn>10</mn>
                    <mi>X</mi>
                    <mn>0</mn>
                    <mi>X</mi>
                  </mrow>
                </mtd>
              </mtr>
              <mtr>
                <mtd>
                  <mrow>
                    <mn>001</mn>
                    <mi>X</mi>
                    <mn>0</mn>
                  </mrow>
                </mtd>
              </mtr>
              <mtr>
                <mtd>
                  <mrow>
                    <mi>X</mi>
                    <mn>0111</mn>
                  </mrow>
                </mtd>
              </mtr>
            </mtable>
          </mrow>
          <mo fence="true" stretchy="true">}</mo>
        </mrow>
      </mrow>
    </mrow>
    <annotation encoding="StarMath 5.0">С_1min (f) = left lbrace stack {100XX # 111XX # 0100X # 010X1 # 10X0X # 001X0 # X0111}  right rbrace</annotation>
  </semantics>
</math>
</file>

<file path=Object 18/content.xml><?xml version="1.0" encoding="utf-8"?>
<math xmlns="http://www.w3.org/1998/Math/MathML" display="block">
  <semantics>
    <mrow>
      <msub>
        <mi>С</mi>
        <mrow>
          <mn>2</mn>
          <mi mathvariant="italic">min</mi>
        </mrow>
      </msub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00</mn>
                    <mi mathvariant="italic">XX</mi>
                  </mrow>
                </mtd>
              </mtr>
              <mtr>
                <mtd>
                  <mrow>
                    <mn>111</mn>
                    <mi mathvariant="italic">XX</mi>
                  </mrow>
                </mtd>
              </mtr>
              <mtr>
                <mtd>
                  <mrow>
                    <mn>0100</mn>
                    <mi>X</mi>
                  </mrow>
                </mtd>
              </mtr>
              <mtr>
                <mtd>
                  <mrow>
                    <mn>010</mn>
                    <mi>X</mi>
                    <mn>1</mn>
                  </mrow>
                </mtd>
              </mtr>
              <mtr>
                <mtd>
                  <mrow>
                    <mn>1</mn>
                    <mi>X</mi>
                    <mn>10</mn>
                    <mi>X</mi>
                  </mrow>
                </mtd>
              </mtr>
              <mtr>
                <mtd>
                  <mrow>
                    <mn>001</mn>
                    <mi>X</mi>
                    <mn>0</mn>
                  </mrow>
                </mtd>
              </mtr>
              <mtr>
                <mtd>
                  <mrow>
                    <mi>X</mi>
                    <mn>0111</mn>
                  </mrow>
                </mtd>
              </mtr>
            </mtable>
          </mrow>
          <mo fence="true" stretchy="true">}</mo>
        </mrow>
      </mrow>
    </mrow>
    <annotation encoding="StarMath 5.0">С_2min (f) = left lbrace stack {100XX # 111XX # 0100X # 010X1 # 1X10X # 001X0 # X0111}  right rbrace</annotation>
  </semantics>
</math>
</file>

<file path=Object 19/content.xml><?xml version="1.0" encoding="utf-8"?>
<math xmlns="http://www.w3.org/1998/Math/MathML" display="block">
  <semantics>
    <mrow>
      <msub>
        <mi>С</mi>
        <mrow>
          <mn>3</mn>
          <mi mathvariant="italic">min</mi>
        </mrow>
      </msub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00</mn>
                    <mi mathvariant="italic">XX</mi>
                  </mrow>
                </mtd>
              </mtr>
              <mtr>
                <mtd>
                  <mrow>
                    <mn>111</mn>
                    <mi mathvariant="italic">XX</mi>
                  </mrow>
                </mtd>
              </mtr>
              <mtr>
                <mtd>
                  <mrow>
                    <mn>0100</mn>
                    <mi>X</mi>
                  </mrow>
                </mtd>
              </mtr>
              <mtr>
                <mtd>
                  <mrow>
                    <mn>010</mn>
                    <mi>X</mi>
                    <mn>1</mn>
                  </mrow>
                </mtd>
              </mtr>
              <mtr>
                <mtd>
                  <mrow>
                    <mn>10</mn>
                    <mi mathvariant="italic">XX</mi>
                    <mn>1</mn>
                  </mrow>
                </mtd>
              </mtr>
              <mtr>
                <mtd>
                  <mrow>
                    <mi>X</mi>
                    <mn>0100</mn>
                  </mrow>
                </mtd>
              </mtr>
              <mtr>
                <mtd>
                  <mrow>
                    <mn>0011</mn>
                    <mi>X</mi>
                  </mrow>
                </mtd>
              </mtr>
            </mtable>
          </mrow>
          <mo fence="true" stretchy="true">}</mo>
        </mrow>
      </mrow>
    </mrow>
    <annotation encoding="StarMath 5.0">С_3min (f) = left lbrace stack {100XX # 111XX # 0100X # 010X1 # 10XX1 # X0100 # 0011X}  right rbrace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f</mi>
              <mo stretchy="false">=</mo>
              <mrow>
                <mo fence="true" stretchy="false">(</mo>
                <mrow>
                  <mrow>
                    <msub>
                      <mi>x</mi>
                      <mn>1</mn>
                    </msub>
                    <mo stretchy="false">∨</mo>
                    <msub>
                      <mi>x</mi>
                      <mn>2</mn>
                    </msub>
                    <mo stretchy="false">∨</mo>
                    <msub>
                      <mi>x</mi>
                      <mn>3</mn>
                    </msub>
                    <mo stretchy="false">∨</mo>
                    <msub>
                      <mi>x</mi>
                      <mn>4</mn>
                    </msub>
                    <mo stretchy="false">∨</mo>
                    <msub>
                      <mi>x</mi>
                      <mn>5</mn>
                    </msub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i>x</mi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i>x</mi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i>x</mi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i>x</mi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i>x</mi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i>x</mi>
                    <mn>2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3</mn>
                  </msub>
                  <mo stretchy="false">∨</mo>
                  <msub>
                    <mi>x</mi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i>x</mi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3</mn>
                  </msub>
                  <mo stretchy="false">∨</mo>
                  <msub>
                    <mi>x</mi>
                    <mn>4</mn>
                  </msub>
                  <mo stretchy="false">∨</mo>
                  <msub>
                    <mi>x</mi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3</mn>
                  </msub>
                  <mo stretchy="false">∨</mo>
                  <msub>
                    <mi>x</mi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i>x</mi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x</mi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over accent="true">
                      <mi>x</mi>
                      <mo stretchy="false">¯</mo>
                    </mover>
                    <mn>1</mn>
                  </msub>
                  <mo stretchy="false">∨</mo>
                  <msub>
                    <mi>x</mi>
                    <mn>2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i>x</mi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over accent="true">
                      <mi>x</mi>
                      <mo stretchy="false">¯</mo>
                    </mover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i>x</mi>
                    <mn>4</mn>
                  </msub>
                  <mo stretchy="false">∨</mo>
                  <msub>
                    <mi>x</mi>
                    <mn>5</mn>
                  </msub>
                </mrow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sub>
                    <mover accent="true">
                      <mi>x</mi>
                      <mo stretchy="false">¯</mo>
                    </mover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i>x</mi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over accent="true">
                      <mi>x</mi>
                      <mo stretchy="false">¯</mo>
                    </mover>
                    <mn>1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2</mn>
                  </msub>
                  <mo stretchy="false">∨</mo>
                  <msub>
                    <mi>x</mi>
                    <mn>3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4</mn>
                  </msub>
                  <mo stretchy="false">∨</mo>
                  <msub>
                    <mover accent="true">
                      <mi>x</mi>
                      <mo stretchy="false">¯</mo>
                    </mover>
                    <mn>5</mn>
                  </msub>
                </mrow>
              </mrow>
              <mo fence="true" stretchy="false">)</mo>
            </mrow>
          </mrow>
        </mtd>
      </mtr>
    </mtable>
    <annotation encoding="StarMath 5.0">f = (x_{1} or x_{2} or x_{3} or x_{4} or x_{5})
(x_{1} or x_{2} or x_{3} or x_{4} or {bar x}_{5})
(x_{1} or x_{2} or x_{3} or {bar x}_{4} or x_{5})
(x_{1} or x_{2} or x_{3} or {bar x}_{4} or {bar x}_{5})
newline
(x_{1} or x_{2} or {bar x}_{3} or x_{4} or {bar x}_{5})
(x_{1} or {bar x}_{2} or x_{3} or {bar x}_{4} or x_{5})
(x_{1} or {bar x}_{2} or {bar x}_{3} or x_{4} or x_{5})
(x_{1} or {bar x}_{2} or {bar x}_{3} or x_{4} or {bar x}_{5})
newline
(x_{1} or {bar x}_{2} or {bar x}_{3} or {bar x}_{4} or x_{5})
(x_{1} or {bar x}_{2} or {bar x}_{3} or {bar x}_{4} or {bar x}_{5})
({bar x}_{1} or x_{2} or {bar x}_{3} or {bar x}_{4} or x_{5})
({bar x}_{1} or {bar x}_{2} or x_{3} or x_{4} or x_{5})
newline
({bar x}_{1} or {bar x}_{2} or x_{3} or x_{4} or {bar x}_{5})
({bar x}_{1} or {bar x}_{2} or x_{3} or {bar x}_{4} or {bar x}_{5})</annotation>
  </semantics>
</math>
</file>

<file path=Object 20/content.xml><?xml version="1.0" encoding="utf-8"?>
<math xmlns="http://www.w3.org/1998/Math/MathML" display="block">
  <semantics>
    <mrow>
      <msub>
        <mi>С</mi>
        <mrow>
          <mn>4</mn>
          <mi mathvariant="italic">min</mi>
        </mrow>
      </msub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00</mn>
                    <mi mathvariant="italic">XX</mi>
                  </mrow>
                </mtd>
              </mtr>
              <mtr>
                <mtd>
                  <mrow>
                    <mn>111</mn>
                    <mi mathvariant="italic">XX</mi>
                  </mrow>
                </mtd>
              </mtr>
              <mtr>
                <mtd>
                  <mrow>
                    <mn>0100</mn>
                    <mi>X</mi>
                  </mrow>
                </mtd>
              </mtr>
              <mtr>
                <mtd>
                  <mrow>
                    <mn>010</mn>
                    <mi>X</mi>
                    <mn>1</mn>
                  </mrow>
                </mtd>
              </mtr>
              <mtr>
                <mtd>
                  <mrow>
                    <mn>1</mn>
                    <mi>X</mi>
                    <mn>1</mn>
                    <mi>X</mi>
                    <mn>1</mn>
                  </mrow>
                </mtd>
              </mtr>
              <mtr>
                <mtd>
                  <mrow>
                    <mn>001</mn>
                    <mi>X</mi>
                    <mn>0</mn>
                  </mrow>
                </mtd>
              </mtr>
              <mtr>
                <mtd>
                  <mrow>
                    <mi>X</mi>
                    <mn>0111</mn>
                  </mrow>
                </mtd>
              </mtr>
            </mtable>
          </mrow>
          <mo fence="true" stretchy="true">}</mo>
        </mrow>
      </mrow>
    </mrow>
    <annotation encoding="StarMath 5.0">С_4min (f) = left lbrace stack {100XX # 111XX # 0100X # 010X1 # 1X1X1 # 001X0 # X0111}  right rbrace</annotation>
  </semantics>
</math>
</file>

<file path=Object 21/content.xml><?xml version="1.0" encoding="utf-8"?>
<math xmlns="http://www.w3.org/1998/Math/MathML" display="block">
  <semantics>
    <mrow>
      <mrow>
        <msubsup>
          <mi>S</mi>
          <mi mathvariant="italic">min</mi>
          <mi>a</mi>
        </msubsup>
        <mo stretchy="false">=</mo>
        <mn>25</mn>
      </mrow>
      <mi>;</mi>
      <mrow>
        <msubsup>
          <mi>S</mi>
          <mi mathvariant="italic">min</mi>
          <mi>b</mi>
        </msubsup>
        <mo stretchy="false">=</mo>
        <mn>32</mn>
      </mrow>
    </mrow>
    <annotation encoding="StarMath 5.0">S_min^a=25; 
S_min
^b=32</annotation>
  </semantics>
</math>
</file>

<file path=Object 22/content.xml><?xml version="1.0" encoding="utf-8"?>
<math xmlns="http://www.w3.org/1998/Math/MathML" display="block">
  <semantics>
    <mrow>
      <mrow>
        <msub>
          <mi>f</mi>
          <mn>1</mn>
        </msub>
        <mo stretchy="false">=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over accent="true">
            <mi>x</mi>
            <mo stretchy="false">¯</mo>
          </mover>
          <mn>3</mn>
        </msub>
        <mo stretchy="false">∨</mo>
        <msub>
          <mi>x</mi>
          <mn>1</mn>
        </msub>
      </mrow>
      <msub>
        <mi>x</mi>
        <mn>2</mn>
      </msub>
      <mrow>
        <msub>
          <mi>x</mi>
          <mn>3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i>x</mi>
          <mn>5</mn>
        </msub>
        <mo stretchy="false">∨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over accent="true">
          <mi>x</mi>
          <mo stretchy="false">¯</mo>
        </mover>
        <mn>2</mn>
      </msub>
      <msub>
        <mi>x</mi>
        <mn>3</mn>
      </msub>
      <mrow>
        <msub>
          <mover accent="true">
            <mi>x</mi>
            <mo stretchy="false">¯</mo>
          </mover>
          <mn>5</mn>
        </msub>
        <mo stretchy="false">∨</mo>
        <msub>
          <mover accent="true">
            <mi>x</mi>
            <mo stretchy="false">¯</mo>
          </mover>
          <mn>2</mn>
        </msub>
      </mrow>
      <msub>
        <mi>x</mi>
        <mn>3</mn>
      </msub>
      <msub>
        <mi>x</mi>
        <mn>4</mn>
      </msub>
      <msub>
        <mi>x</mi>
        <mn>5</mn>
      </msub>
    </mrow>
    <annotation encoding="StarMath 5.0">f_1= x_1 { bar x }_2 { bar x }_3 or 
x_1 x_2 x_3 or
{ bar x }_1 x_2 { bar x }_3 { bar x }_4 or
{ bar x }_1 x_2 { bar x }_3 x_5 or
x_1 { bar x }_2 { bar x }_4 or
{ bar x }_1 { bar x }_2 x_3 { bar x }_5 or
{ bar x }_2 x_3 x_4 x_5</annotation>
  </semantics>
</math>
</file>

<file path=Object 23/content.xml><?xml version="1.0" encoding="utf-8"?>
<math xmlns="http://www.w3.org/1998/Math/MathML" display="block">
  <semantics>
    <mrow>
      <mrow>
        <msub>
          <mi>f</mi>
          <mn>2</mn>
        </msub>
        <mo stretchy="false">=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over accent="true">
            <mi>x</mi>
            <mo stretchy="false">¯</mo>
          </mover>
          <mn>3</mn>
        </msub>
        <mo stretchy="false">∨</mo>
        <msub>
          <mi>x</mi>
          <mn>1</mn>
        </msub>
      </mrow>
      <msub>
        <mi>x</mi>
        <mn>2</mn>
      </msub>
      <mrow>
        <msub>
          <mi>x</mi>
          <mn>3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i>x</mi>
          <mn>5</mn>
        </msub>
        <mo stretchy="false">∨</mo>
        <msub>
          <mi>x</mi>
          <mn>1</mn>
        </msub>
      </mrow>
      <msub>
        <mi>x</mi>
        <mn>3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over accent="true">
          <mi>x</mi>
          <mo stretchy="false">¯</mo>
        </mover>
        <mn>2</mn>
      </msub>
      <msub>
        <mi>x</mi>
        <mn>3</mn>
      </msub>
      <mrow>
        <msub>
          <mover accent="true">
            <mi>x</mi>
            <mo stretchy="false">¯</mo>
          </mover>
          <mn>5</mn>
        </msub>
        <mo stretchy="false">∨</mo>
        <msub>
          <mover accent="true">
            <mi>x</mi>
            <mo stretchy="false">¯</mo>
          </mover>
          <mn>2</mn>
        </msub>
      </mrow>
      <msub>
        <mi>x</mi>
        <mn>3</mn>
      </msub>
      <msub>
        <mi>x</mi>
        <mn>4</mn>
      </msub>
      <msub>
        <mi>x</mi>
        <mn>5</mn>
      </msub>
    </mrow>
    <annotation encoding="StarMath 5.0">f_2= x_1 { bar x }_2 { bar x }_3 or 
x_1 x_2 x_3 or
{ bar x }_1 x_2 { bar x }_3 { bar x }_4 or
{ bar x }_1 x_2 { bar x }_3 x_5 or
x_1 x_3 { bar x }_4 or
{ bar x }_1 { bar x }_2 x_3 { bar x }_5 or
{ bar x }_2 x_3 x_4 x_5</annotation>
  </semantics>
</math>
</file>

<file path=Object 24/content.xml><?xml version="1.0" encoding="utf-8"?>
<math xmlns="http://www.w3.org/1998/Math/MathML" display="block">
  <semantics>
    <mrow>
      <mrow>
        <msub>
          <mi>f</mi>
          <mn>3</mn>
        </msub>
        <mo stretchy="false">=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over accent="true">
            <mi>x</mi>
            <mo stretchy="false">¯</mo>
          </mover>
          <mn>3</mn>
        </msub>
        <mo stretchy="false">∨</mo>
        <msub>
          <mi>x</mi>
          <mn>1</mn>
        </msub>
      </mrow>
      <msub>
        <mi>x</mi>
        <mn>2</mn>
      </msub>
      <mrow>
        <msub>
          <mi>x</mi>
          <mn>3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i>x</mi>
          <mn>5</mn>
        </msub>
        <mo stretchy="false">∨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i>x</mi>
          <mn>5</mn>
        </msub>
        <mo stretchy="false">∨</mo>
        <msub>
          <mover accent="true">
            <mi>x</mi>
            <mo stretchy="false">¯</mo>
          </mover>
          <mn>2</mn>
        </msub>
      </mrow>
      <msub>
        <mi>x</mi>
        <mn>3</mn>
      </msub>
      <msub>
        <mover accent="true">
          <mi>x</mi>
          <mo stretchy="false">¯</mo>
        </mover>
        <mn>4</mn>
      </msub>
      <mrow>
        <msub>
          <mover accent="true">
            <mi>x</mi>
            <mo stretchy="false">¯</mo>
          </mover>
          <mn>5</mn>
        </msub>
        <mo stretchy="false">∨</mo>
        <msub>
          <mover accent="true">
            <mi>x</mi>
            <mo stretchy="false">¯</mo>
          </mover>
          <mn>1</mn>
        </msub>
      </mrow>
      <msub>
        <mover accent="true">
          <mi>x</mi>
          <mo stretchy="false">¯</mo>
        </mover>
        <mn>2</mn>
      </msub>
      <msub>
        <mi>x</mi>
        <mn>3</mn>
      </msub>
      <msub>
        <mi>x</mi>
        <mn>4</mn>
      </msub>
    </mrow>
    <annotation encoding="StarMath 5.0">f_3= x_1 { bar x }_2 { bar x }_3 or 
x_1 x_2 x_3 or
{ bar x }_1 x_2 { bar x }_3 { bar x }_4 or
{ bar x }_1 x_2 { bar x }_3 x_5 or
x_1 { bar x }_2 x_5 or
{ bar x }_2 x_3 { bar x }_4 { bar x }_5 or
{ bar x }_1 { bar x }_2 x_3 x_4</annotation>
  </semantics>
</math>
</file>

<file path=Object 25/content.xml><?xml version="1.0" encoding="utf-8"?>
<math xmlns="http://www.w3.org/1998/Math/MathML" display="block">
  <semantics>
    <mrow>
      <mrow>
        <msub>
          <mi>f</mi>
          <mn>4</mn>
        </msub>
        <mo stretchy="false">=</mo>
        <msub>
          <mi>x</mi>
          <mn>1</mn>
        </msub>
      </mrow>
      <msub>
        <mover accent="true">
          <mi>x</mi>
          <mo stretchy="false">¯</mo>
        </mover>
        <mn>2</mn>
      </msub>
      <mrow>
        <msub>
          <mover accent="true">
            <mi>x</mi>
            <mo stretchy="false">¯</mo>
          </mover>
          <mn>3</mn>
        </msub>
        <mo stretchy="false">∨</mo>
        <msub>
          <mi>x</mi>
          <mn>1</mn>
        </msub>
      </mrow>
      <msub>
        <mi>x</mi>
        <mn>2</mn>
      </msub>
      <mrow>
        <msub>
          <mi>x</mi>
          <mn>3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over accent="true">
            <mi>x</mi>
            <mo stretchy="false">¯</mo>
          </mover>
          <mn>4</mn>
        </msub>
        <mo stretchy="false">∨</mo>
        <msub>
          <mover accent="true">
            <mi>x</mi>
            <mo stretchy="false">¯</mo>
          </mover>
          <mn>1</mn>
        </msub>
      </mrow>
      <msub>
        <mi>x</mi>
        <mn>2</mn>
      </msub>
      <msub>
        <mover accent="true">
          <mi>x</mi>
          <mo stretchy="false">¯</mo>
        </mover>
        <mn>3</mn>
      </msub>
      <mrow>
        <msub>
          <mi>x</mi>
          <mn>5</mn>
        </msub>
        <mo stretchy="false">∨</mo>
        <msub>
          <mi>x</mi>
          <mn>1</mn>
        </msub>
      </mrow>
      <msub>
        <mi>x</mi>
        <mn>3</mn>
      </msub>
      <mrow>
        <msub>
          <mi>x</mi>
          <mn>5</mn>
        </msub>
        <mo stretchy="false">∨</mo>
        <msub>
          <mover accent="true">
            <mi>x</mi>
            <mo stretchy="false">¯</mo>
          </mover>
          <mn>2</mn>
        </msub>
      </mrow>
      <msub>
        <mi>x</mi>
        <mn>3</mn>
      </msub>
      <msub>
        <mover accent="true">
          <mi>x</mi>
          <mo stretchy="false">¯</mo>
        </mover>
        <mn>4</mn>
      </msub>
      <mrow>
        <msub>
          <mover accent="true">
            <mi>x</mi>
            <mo stretchy="false">¯</mo>
          </mover>
          <mn>5</mn>
        </msub>
        <mo stretchy="false">∨</mo>
        <msub>
          <mover accent="true">
            <mi>x</mi>
            <mo stretchy="false">¯</mo>
          </mover>
          <mn>1</mn>
        </msub>
      </mrow>
      <msub>
        <mover accent="true">
          <mi>x</mi>
          <mo stretchy="false">¯</mo>
        </mover>
        <mn>2</mn>
      </msub>
      <msub>
        <mi>x</mi>
        <mn>3</mn>
      </msub>
      <msub>
        <mi>x</mi>
        <mn>4</mn>
      </msub>
    </mrow>
    <annotation encoding="StarMath 5.0">f_4= x_1 { bar x }_2 { bar x }_3 or 
x_1 x_2 x_3 or
{ bar x }_1 x_2 { bar x }_3 { bar x }_4 or
{ bar x }_1 x_2 { bar x }_3 x_5 or
x_1 x_3 x_5 or
{ bar x }_2 x_3 { bar x }_4 { bar x }_5 or
{ bar x }_1 { bar x }_2 x_3 x_4</annotation>
  </semantics>
</math>
</file>

<file path=Object 3/content.xml><?xml version="1.0" encoding="utf-8"?>
<math xmlns="http://www.w3.org/1998/Math/MathML" display="block">
  <semantics>
    <mrow>
      <mi>T</mi>
      <mo stretchy="false">=</mo>
      <mrow>
        <mo fence="true" stretchy="true">{</mo>
        <mrow>
          <mtable>
            <mtr>
              <mtd>
                <mrow>
                  <mn>100</mn>
                  <mi mathvariant="italic">XX</mi>
                </mrow>
              </mtd>
            </mtr>
            <mtr>
              <mtd>
                <mrow>
                  <mn>111</mn>
                  <mi mathvariant="italic">XX</mi>
                </mrow>
              </mtd>
            </mtr>
            <mtr>
              <mtd>
                <mrow>
                  <mn>0100</mn>
                  <mi>X</mi>
                </mrow>
              </mtd>
            </mtr>
            <mtr>
              <mtd>
                <mrow>
                  <mn>010</mn>
                  <mi>X</mi>
                  <mn>1</mn>
                </mrow>
              </mtd>
            </mtr>
          </mtable>
        </mrow>
        <mo fence="true" stretchy="true">}</mo>
      </mrow>
    </mrow>
    <annotation encoding="StarMath 5.0">T =  left lbrace stack{100XX # 111XX # 0100X # 010X1} right rbrace 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false">(</mo>
                <mrow>
                  <mrow>
                    <mi>E</mi>
                    <mo stretchy="false">∨</mo>
                    <mi>F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E</mi>
                  <mo stretchy="false">∨</mo>
                  <mi>G</mi>
                </mrow>
              </mrow>
              <mo fence="true" stretchy="false">)</mo>
            </mrow>
            <mrow>
              <mo fence="true" stretchy="false">(</mo>
              <mrow>
                <mrow>
                  <mi>G</mi>
                  <mo stretchy="false">∨</mo>
                  <mi>I</mi>
                </mrow>
              </mrow>
              <mo fence="true" stretchy="false">)</mo>
            </mrow>
            <mrow>
              <mo fence="true" stretchy="false">(</mo>
              <mrow>
                <mrow>
                  <mi>A</mi>
                  <mo stretchy="false">∨</mo>
                  <mi>C</mi>
                  <mo stretchy="false">∨</mo>
                  <mi>F</mi>
                </mrow>
              </mrow>
              <mo fence="true" stretchy="false">)</mo>
            </mrow>
            <mrow>
              <mo fence="true" stretchy="false">(</mo>
              <mrow>
                <mrow>
                  <mi>A</mi>
                  <mo stretchy="false">∨</mo>
                  <mi>B</mi>
                  <mo stretchy="false">∨</mo>
                  <mi>C</mi>
                  <mo stretchy="false">∨</mo>
                  <mi>D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B</mi>
                    <mo stretchy="false">∨</mo>
                    <mi>D</mi>
                    <mo stretchy="false">∨</mo>
                    <mi>I</mi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/>
            <mo stretchy="false">=</mo>
            <mrow>
              <mi mathvariant="italic">ABEG</mi>
              <mo stretchy="false">∨</mo>
              <mi mathvariant="italic">ADEG</mi>
              <mo stretchy="false">∨</mo>
              <mi mathvariant="italic">BCEG</mi>
              <mo stretchy="false">∨</mo>
              <mi mathvariant="italic">CDEG</mi>
              <mo stretchy="false">∨</mo>
              <mi mathvariant="italic">AEI</mi>
              <mo stretchy="false">∨</mo>
              <mi mathvariant="italic">CEI</mi>
              <mo stretchy="false">∨</mo>
              <mi mathvariant="italic">BEFI</mi>
              <mo stretchy="false">∨</mo>
              <mi mathvariant="italic">DEFI</mi>
              <mo stretchy="false">∨</mo>
              <mi mathvariant="italic">AFGI</mi>
              <mo stretchy="false">∨</mo>
              <mi mathvariant="italic">CFGI</mi>
              <mo stretchy="false">∨</mo>
              <mi mathvariant="italic">BFG</mi>
              <mo stretchy="false">∨</mo>
              <mi mathvariant="italic">DFG</mi>
            </mrow>
          </mrow>
        </mtd>
      </mtr>
    </mtable>
    <annotation encoding="StarMath 5.0">Y=( E or F )( E or G )( G or I )( A or C or F )( A or B or C or D )( B or D or I )= {}newline{ }=
ABEG or ADEG or BCEG or CDEG or AEI or CEI or BEFI or DEFI or AFGI or CFGI or BFG or DFG
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С</mi>
              <mn>1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A</mi>
                    </mtd>
                  </mtr>
                  <mtr>
                    <mtd>
                      <mi>B</mi>
                    </mtd>
                  </mtr>
                  <mtr>
                    <mtd>
                      <mi>E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1</mn>
              <mi>a</mi>
            </msubsup>
            <mo stretchy="false">=</mo>
            <mn>28</mn>
          </mrow>
        </mtd>
      </mtr>
      <mtr>
        <mtd>
          <msubsup>
            <mi>S</mi>
            <mn>1</mn>
            <mi>b</mi>
          </msubsup>
        </mtd>
      </mtr>
    </mtable>
    <annotation encoding="StarMath 5.0">С_1 = left lbrace stack {T # A # B # E # G}  right rbrace newline
S_1^a=28 newline
S_1^b</annotation>
  </semantics>
</math>
</file>

<file path=Object 6/content.xml><?xml version="1.0" encoding="utf-8"?>
<math xmlns="http://www.w3.org/1998/Math/MathML" display="block">
  <semantics>
    <mtable>
      <mtr>
        <mtd>
          <mrow>
            <msub>
              <mi>С</mi>
              <mn>2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A</mi>
                    </mtd>
                  </mtr>
                  <mtr>
                    <mtd>
                      <mi>D</mi>
                    </mtd>
                  </mtr>
                  <mtr>
                    <mtd>
                      <mi>E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2</mn>
              <mi>a</mi>
            </msubsup>
            <mo stretchy="false">=</mo>
            <mn>28</mn>
          </mrow>
        </mtd>
      </mtr>
      <mtr>
        <mtd>
          <mrow>
            <msubsup>
              <mi>S</mi>
              <mn>2</mn>
              <mi>b</mi>
            </msubsup>
            <mo stretchy="false">=</mo>
            <mn>36</mn>
          </mrow>
        </mtd>
      </mtr>
    </mtable>
    <annotation encoding="StarMath 5.0">С_2 = left lbrace stack {T # A # D # E # G}  right rbrace newline
S_2^a=28 newline
S_2^b=36</annotation>
  </semantics>
</math>
</file>

<file path=Object 7/content.xml><?xml version="1.0" encoding="utf-8"?>
<math xmlns="http://www.w3.org/1998/Math/MathML" display="block">
  <semantics>
    <mtable>
      <mtr>
        <mtd>
          <mrow>
            <msub>
              <mi>С</mi>
              <mn>3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B</mi>
                    </mtd>
                  </mtr>
                  <mtr>
                    <mtd>
                      <mi>C</mi>
                    </mtd>
                  </mtr>
                  <mtr>
                    <mtd>
                      <mi>E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3</mn>
              <mi>a</mi>
            </msubsup>
            <mo stretchy="false">=</mo>
            <mn>28</mn>
          </mrow>
        </mtd>
      </mtr>
      <mtr>
        <mtd>
          <mrow>
            <msubsup>
              <mi>S</mi>
              <mn>3</mn>
              <mi>b</mi>
            </msubsup>
            <mo stretchy="false">=</mo>
            <mn>36</mn>
          </mrow>
        </mtd>
      </mtr>
    </mtable>
    <annotation encoding="StarMath 5.0">С_3 = left lbrace stack {T # B # C # E # G}  right rbrace newline
S_3^a=28 newline
S_3^b=36</annotation>
  </semantics>
</math>
</file>

<file path=Object 8/content.xml><?xml version="1.0" encoding="utf-8"?>
<math xmlns="http://www.w3.org/1998/Math/MathML" display="block">
  <semantics>
    <mtable>
      <mtr>
        <mtd>
          <mrow>
            <msub>
              <mi>С</mi>
              <mn>4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C</mi>
                    </mtd>
                  </mtr>
                  <mtr>
                    <mtd>
                      <mi>D</mi>
                    </mtd>
                  </mtr>
                  <mtr>
                    <mtd>
                      <mi>E</mi>
                    </mtd>
                  </mtr>
                  <mtr>
                    <mtd>
                      <mi>G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4</mn>
              <mi>a</mi>
            </msubsup>
            <mo stretchy="false">=</mo>
            <mn>28</mn>
          </mrow>
        </mtd>
      </mtr>
      <mtr>
        <mtd>
          <mrow>
            <msubsup>
              <mi>S</mi>
              <mn>4</mn>
              <mi>b</mi>
            </msubsup>
            <mo stretchy="false">=</mo>
            <mn>36</mn>
          </mrow>
        </mtd>
      </mtr>
    </mtable>
    <annotation encoding="StarMath 5.0">С_4 = left lbrace stack {T # C # D # E # G}  right rbrace newline
S_4^a=28 newline
S_4^b=36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С</mi>
              <mn>5</mn>
            </msub>
            <mo stretchy="false">=</mo>
            <mrow>
              <mo fence="true" stretchy="true">{</mo>
              <mrow>
                <mtable>
                  <mtr>
                    <mtd>
                      <mi>T</mi>
                    </mtd>
                  </mtr>
                  <mtr>
                    <mtd>
                      <mi>A</mi>
                    </mtd>
                  </mtr>
                  <mtr>
                    <mtd>
                      <mi>E</mi>
                    </mtd>
                  </mtr>
                  <mtr>
                    <mtd>
                      <mi>I</mi>
                    </mtd>
                  </mtr>
                </mtable>
              </mrow>
              <mo fence="true" stretchy="true">}</mo>
            </mrow>
          </mrow>
        </mtd>
      </mtr>
      <mtr>
        <mtd>
          <mrow>
            <msubsup>
              <mi>S</mi>
              <mn>5</mn>
              <mi>a</mi>
            </msubsup>
            <mo stretchy="false">=</mo>
            <mn>25</mn>
          </mrow>
        </mtd>
      </mtr>
      <mtr>
        <mtd>
          <mrow>
            <msubsup>
              <mi>S</mi>
              <mn>5</mn>
              <mi>b</mi>
            </msubsup>
            <mo stretchy="false">=</mo>
            <mn>32</mn>
          </mrow>
        </mtd>
      </mtr>
    </mtable>
    <annotation encoding="StarMath 5.0">С_5 = left lbrace stack {T # A # E # I}  right rbrace newline
S_5^a=25 newline
S_5^b=32</annotation>
  </semantics>
</math>
</file>